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5" style:family="table-column">
      <style:table-column-properties fo:break-before="auto" style:column-width="61.61mm"/>
    </style:style>
    <style:style style:name="co6" style:family="table-column">
      <style:table-column-properties fo:break-before="auto" style:column-width="131.55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21.81mm"/>
    </style:style>
    <style:style style:name="co7" style:family="table-column">
      <style:table-column-properties fo:break-before="auto" style:column-width="53.89mm"/>
    </style:style>
    <style:style style:name="co8" style:family="table-column">
      <style:table-column-properties fo:break-before="auto" style:column-width="84.26mm"/>
    </style:style>
    <style:style style:name="co9" style:family="table-column">
      <style:table-column-properties fo:break-before="auto" style:column-width="166.2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Root" table:style-name="ta1"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Nama</text:p>
          </table:table-cell>
          <table:table-cell office:value-type="string" calcext:value-type="string">
            <text:p>Lokasi</text:p>
          </table:table-cell>
          <table:table-cell office:value-type="string" calcext:value-type="string">
            <text:p>Tautan</text:p>
          </table:table-cell>
          <table:table-cell office:value-type="string" calcext:value-type="string">
            <text:p>Keterangan</text:p>
          </table:table-cell>
          <table:table-cell office:value-type="string" calcext:value-type="string">
            <text:p>Markdown</text:p>
          </table:table-cell>
        </table:table-row>
        <table:table-row table:style-name="ro1">
          <table:table-cell table:style-name="ce1" office:value-type="string" calcext:value-type="string">
            <text:p>Acara/</text:p>
          </table:table-cell>
          <table:table-cell office:value-type="string" calcext:value-type="string">
            <text:p>/wiki/</text:p>
          </table:table-cell>
          <table:table-cell table:formula="of:=[.B2]&amp;[.A2]" office:value-type="string" office:string-value="/wiki/Acara/" calcext:value-type="string">
            <text:p>/wiki/Acara/</text:p>
          </table:table-cell>
          <table:table-cell office:value-type="string" calcext:value-type="string">
            <text:p>Direktori</text:p>
          </table:table-cell>
          <table:table-cell table:formula="of:=&quot;  * [&quot;&amp;[.A2]&amp;&quot;](&quot;&amp;[.C2]&amp;&quot;)&quot;" office:value-type="string" office:string-value="  * [Acara/](/wiki/Acara/)" calcext:value-type="string">
            <text:p><text:s text:c="2"/>* [Acara/](/wiki/Acara/)</text:p>
          </table:table-cell>
        </table:table-row>
        <table:table-row table:style-name="ro1">
          <table:table-cell table:style-name="ce1" office:value-type="string" calcext:value-type="string">
            <text:p>Assets/</text:p>
          </table:table-cell>
          <table:table-cell office:value-type="string" calcext:value-type="string">
            <text:p>/wiki/</text:p>
          </table:table-cell>
          <table:table-cell table:formula="of:=[.B3]&amp;[.A3]" office:value-type="string" office:string-value="/wiki/Assets/" calcext:value-type="string">
            <text:p>/wiki/Assets/</text:p>
          </table:table-cell>
          <table:table-cell office:value-type="string" calcext:value-type="string">
            <text:p>Direktori</text:p>
          </table:table-cell>
          <table:table-cell table:formula="of:=&quot;  * [&quot;&amp;[.A3]&amp;&quot;](&quot;&amp;[.C3]&amp;&quot;)&quot;" office:value-type="string" office:string-value="  * [Assets/](/wiki/Assets/)" calcext:value-type="string">
            <text:p><text:s text:c="2"/>* [Assets/](/wiki/Assets/)</text:p>
          </table:table-cell>
        </table:table-row>
        <table:table-row table:style-name="ro1">
          <table:table-cell office:value-type="string" calcext:value-type="string">
            <text:p>BlankOn.md</text:p>
          </table:table-cell>
          <table:table-cell office:value-type="string" calcext:value-type="string">
            <text:p>/wiki/</text:p>
          </table:table-cell>
          <table:table-cell table:formula="of:=[.B4]&amp;[.A4]" office:value-type="string" office:string-value="/wiki/BlankOn.md" calcext:value-type="string">
            <text:p>/wiki/BlankOn.md</text:p>
          </table:table-cell>
          <table:table-cell/>
          <table:table-cell table:formula="of:=&quot;  * [&quot;&amp;[.A4]&amp;&quot;](&quot;&amp;[.C4]&amp;&quot;)&quot;" office:value-type="string" office:string-value="  * [BlankOn.md](/wiki/BlankOn.md)" calcext:value-type="string">
            <text:p><text:s text:c="2"/>* [BlankOn.md](/wiki/BlankOn.md)</text:p>
          </table:table-cell>
        </table:table-row>
        <table:table-row table:style-name="ro1">
          <table:table-cell office:value-type="string" calcext:value-type="string">
            <text:p>BukuAlamat.md</text:p>
          </table:table-cell>
          <table:table-cell office:value-type="string" calcext:value-type="string">
            <text:p>/wiki/</text:p>
          </table:table-cell>
          <table:table-cell table:formula="of:=[.B5]&amp;[.A5]" office:value-type="string" office:string-value="/wiki/BukuAlamat.md" calcext:value-type="string">
            <text:p>/wiki/BukuAlamat.md</text:p>
          </table:table-cell>
          <table:table-cell/>
          <table:table-cell table:formula="of:=&quot;  * [&quot;&amp;[.A5]&amp;&quot;](&quot;&amp;[.C5]&amp;&quot;)&quot;" office:value-type="string" office:string-value="  * [BukuAlamat.md](/wiki/BukuAlamat.md)" calcext:value-type="string">
            <text:p><text:s text:c="2"/>* [BukuAlamat.md](/wiki/BukuAlamat.md)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DaftarIsi</text:p>
          </table:table-cell>
          <table:table-cell office:value-type="string" calcext:value-type="string">
            <text:p>/wiki/</text:p>
          </table:table-cell>
          <table:table-cell table:formula="of:=[.B7]&amp;[.A7]" office:value-type="string" office:string-value="/wiki/DaftarIsi" calcext:value-type="string">
            <text:p>/wiki/DaftarIsi</text:p>
          </table:table-cell>
          <table:table-cell office:value-type="string" calcext:value-type="string">
            <text:p>Direktori</text:p>
          </table:table-cell>
          <table:table-cell table:formula="of:=&quot;  * [&quot;&amp;[.A7]&amp;&quot;](&quot;&amp;[.C7]&amp;&quot;)&quot;" office:value-type="string" office:string-value="  * [DaftarIsi](/wiki/DaftarIsi)" calcext:value-type="string">
            <text:p><text:s text:c="2"/>* [DaftarIsi](/wiki/DaftarIsi)</text:p>
          </table:table-cell>
        </table:table-row>
        <table:table-row table:style-name="ro1">
          <table:table-cell office:value-type="string" calcext:value-type="string">
            <text:p>FAQ.md</text:p>
          </table:table-cell>
          <table:table-cell office:value-type="string" calcext:value-type="string">
            <text:p>/wiki/</text:p>
          </table:table-cell>
          <table:table-cell table:formula="of:=[.B8]&amp;[.A8]" office:value-type="string" office:string-value="/wiki/FAQ.md" calcext:value-type="string">
            <text:p>/wiki/FAQ.md</text:p>
          </table:table-cell>
          <table:table-cell/>
          <table:table-cell table:formula="of:=&quot;  * [&quot;&amp;[.A8]&amp;&quot;](&quot;&amp;[.C8]&amp;&quot;)&quot;" office:value-type="string" office:string-value="  * [FAQ.md](/wiki/FAQ.md)" calcext:value-type="string">
            <text:p><text:s text:c="2"/>* [FAQ.md](/wiki/FAQ.md)</text:p>
          </table:table-cell>
        </table:table-row>
        <table:table-row table:style-name="ro1">
          <table:table-cell table:style-name="ce3" office:value-type="string" calcext:value-type="string">
            <text:p>HeaderHalaman.md</text:p>
          </table:table-cell>
          <table:table-cell office:value-type="string" calcext:value-type="string">
            <text:p>/wiki/</text:p>
          </table:table-cell>
          <table:table-cell table:formula="of:=[.B9]&amp;[.A9]" office:value-type="string" office:string-value="/wiki/HeaderHalaman.md" calcext:value-type="string">
            <text:p>/wiki/HeaderHalaman.md</text:p>
          </table:table-cell>
          <table:table-cell/>
          <table:table-cell table:formula="of:=&quot;  * [&quot;&amp;[.A9]&amp;&quot;](&quot;&amp;[.C9]&amp;&quot;)&quot;" office:value-type="string" office:string-value="  * [HeaderHalaman.md](/wiki/HeaderHalaman.md)" calcext:value-type="string">
            <text:p><text:s text:c="2"/>* [HeaderHalaman.md](/wiki/HeaderHalaman.md)</text:p>
          </table:table-cell>
        </table:table-row>
        <table:table-row table:style-name="ro1">
          <table:table-cell table:style-name="ce1" office:value-type="string" calcext:value-type="string">
            <text:p>Instalasi/</text:p>
          </table:table-cell>
          <table:table-cell office:value-type="string" calcext:value-type="string">
            <text:p>/wiki/</text:p>
          </table:table-cell>
          <table:table-cell table:formula="of:=[.B10]&amp;[.A10]" office:value-type="string" office:string-value="/wiki/Instalasi/" calcext:value-type="string">
            <text:p>/wiki/Instalasi/</text:p>
          </table:table-cell>
          <table:table-cell office:value-type="string" calcext:value-type="string">
            <text:p>Direktori</text:p>
          </table:table-cell>
          <table:table-cell table:formula="of:=&quot;  * [&quot;&amp;[.A10]&amp;&quot;](&quot;&amp;[.C10]&amp;&quot;)&quot;" office:value-type="string" office:string-value="  * [Instalasi/](/wiki/Instalasi/)" calcext:value-type="string">
            <text:p><text:s text:c="2"/>* [Instalasi/](/wiki/Instalasi/)</text:p>
          </table:table-cell>
        </table:table-row>
        <table:table-row table:style-name="ro1">
          <table:table-cell table:style-name="ce3" office:value-type="string" calcext:value-type="string">
            <text:p>HPLaserJet1020.md</text:p>
          </table:table-cell>
          <table:table-cell office:value-type="string" calcext:value-type="string">
            <text:p>/wiki/Instalasi/</text:p>
          </table:table-cell>
          <table:table-cell table:formula="of:=[.B11]&amp;[.A11]" office:value-type="string" office:string-value="/wiki/Instalasi/HPLaserJet1020.md" calcext:value-type="string">
            <text:p>/wiki/Instalasi/HPLaserJet1020.md</text:p>
          </table:table-cell>
          <table:table-cell/>
          <table:table-cell table:formula="of:=&quot;  * [&quot;&amp;[.A11]&amp;&quot;](&quot;&amp;[.C11]&amp;&quot;)&quot;" office:value-type="string" office:string-value="  * [HPLaserJet1020.md](/wiki/Instalasi/HPLaserJet1020.md)" calcext:value-type="string">
            <text:p><text:s text:c="2"/>* [HPLaserJet1020.md](/wiki/Instalasi/HPLaserJet1020.md)</text:p>
          </table:table-cell>
        </table:table-row>
        <table:table-row table:style-name="ro1">
          <table:table-cell table:style-name="ce3" office:value-type="string" calcext:value-type="string">
            <text:p>IbmLenovo.md</text:p>
          </table:table-cell>
          <table:table-cell office:value-type="string" calcext:value-type="string">
            <text:p>/wiki/Instalasi/</text:p>
          </table:table-cell>
          <table:table-cell table:formula="of:=[.B12]&amp;[.A12]" office:value-type="string" office:string-value="/wiki/Instalasi/IbmLenovo.md" calcext:value-type="string">
            <text:p>/wiki/Instalasi/IbmLenovo.md</text:p>
          </table:table-cell>
          <table:table-cell/>
          <table:table-cell table:formula="of:=&quot;  * [&quot;&amp;[.A12]&amp;&quot;](&quot;&amp;[.C12]&amp;&quot;)&quot;" office:value-type="string" office:string-value="  * [IbmLenovo.md](/wiki/Instalasi/IbmLenovo.md)" calcext:value-type="string">
            <text:p><text:s text:c="2"/>* [IbmLenovo.md](/wiki/Instalasi/IbmLenovo.md)</text:p>
          </table:table-cell>
        </table:table-row>
        <table:table-row table:style-name="ro1">
          <table:table-cell table:style-name="ce3" office:value-type="string" calcext:value-type="string">
            <text:p>Instalasi.md</text:p>
          </table:table-cell>
          <table:table-cell office:value-type="string" calcext:value-type="string">
            <text:p>/wiki/Instalasi/</text:p>
          </table:table-cell>
          <table:table-cell table:formula="of:=[.B13]&amp;[.A13]" office:value-type="string" office:string-value="/wiki/Instalasi/Instalasi.md" calcext:value-type="string">
            <text:p>/wiki/Instalasi/Instalasi.md</text:p>
          </table:table-cell>
          <table:table-cell/>
          <table:table-cell table:formula="of:=&quot;  * [&quot;&amp;[.A13]&amp;&quot;](&quot;&amp;[.C13]&amp;&quot;)&quot;" office:value-type="string" office:string-value="  * [Instalasi.md](/wiki/Instalasi/Instalasi.md)" calcext:value-type="string">
            <text:p><text:s text:c="2"/>* [Instalasi.md](/wiki/Instalasi/Instalasi.md)</text:p>
          </table:table-cell>
        </table:table-row>
        <table:table-row table:style-name="ro1">
          <table:table-cell table:style-name="ce3" office:value-type="string" calcext:value-type="string">
            <text:p>LapTop.md</text:p>
          </table:table-cell>
          <table:table-cell office:value-type="string" calcext:value-type="string">
            <text:p>/wiki/Instalasi/</text:p>
          </table:table-cell>
          <table:table-cell table:formula="of:=[.B14]&amp;[.A14]" office:value-type="string" office:string-value="/wiki/Instalasi/LapTop.md" calcext:value-type="string">
            <text:p>/wiki/Instalasi/LapTop.md</text:p>
          </table:table-cell>
          <table:table-cell/>
          <table:table-cell table:formula="of:=&quot;  * [&quot;&amp;[.A14]&amp;&quot;](&quot;&amp;[.C14]&amp;&quot;)&quot;" office:value-type="string" office:string-value="  * [LapTop.md](/wiki/Instalasi/LapTop.md)" calcext:value-type="string">
            <text:p><text:s text:c="2"/>* [LapTop.md](/wiki/Instalasi/LapTop.md)</text:p>
          </table:table-cell>
        </table:table-row>
        <table:table-row table:style-name="ro1">
          <table:table-cell table:style-name="ce3" office:value-type="string" calcext:value-type="string">
            <text:p>Toshiba.md</text:p>
          </table:table-cell>
          <table:table-cell office:value-type="string" calcext:value-type="string">
            <text:p>/wiki/Instalasi/</text:p>
          </table:table-cell>
          <table:table-cell table:formula="of:=[.B15]&amp;[.A15]" office:value-type="string" office:string-value="/wiki/Instalasi/Toshiba.md" calcext:value-type="string">
            <text:p>/wiki/Instalasi/Toshiba.md</text:p>
          </table:table-cell>
          <table:table-cell/>
          <table:table-cell table:formula="of:=&quot;  * [&quot;&amp;[.A15]&amp;&quot;](&quot;&amp;[.C15]&amp;&quot;)&quot;" office:value-type="string" office:string-value="  * [Toshiba.md](/wiki/Instalasi/Toshiba.md)" calcext:value-type="string">
            <text:p><text:s text:c="2"/>* [Toshiba.md](/wiki/Instalasi/Toshiba.md)</text:p>
          </table:table-cell>
        </table:table-row>
        <table:table-row table:style-name="ro1"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Komunitas/</text:p>
          </table:table-cell>
          <table:table-cell office:value-type="string" calcext:value-type="string">
            <text:p>/wiki/</text:p>
          </table:table-cell>
          <table:table-cell table:formula="of:=[.B17]&amp;[.A17]" office:value-type="string" office:string-value="/wiki/Komunitas/" calcext:value-type="string">
            <text:p>/wiki/Komunitas/</text:p>
          </table:table-cell>
          <table:table-cell office:value-type="string" calcext:value-type="string">
            <text:p>Direktori</text:p>
          </table:table-cell>
          <table:table-cell table:formula="of:=&quot;  * [&quot;&amp;[.A17]&amp;&quot;](&quot;&amp;[.C17]&amp;&quot;)&quot;" office:value-type="string" office:string-value="  * [Komunitas/](/wiki/Komunitas/)" calcext:value-type="string">
            <text:p><text:s text:c="2"/>* [Komunitas/](/wiki/Komunitas/)</text:p>
          </table:table-cell>
        </table:table-row>
        <table:table-row table:style-name="ro1">
          <table:table-cell table:style-name="ce1" office:value-type="string" calcext:value-type="string">
            <text:p>Lainnya/</text:p>
          </table:table-cell>
          <table:table-cell office:value-type="string" calcext:value-type="string">
            <text:p>/wiki/</text:p>
          </table:table-cell>
          <table:table-cell table:formula="of:=[.B18]&amp;[.A18]" office:value-type="string" office:string-value="/wiki/Lainnya/" calcext:value-type="string">
            <text:p>/wiki/Lainnya/</text:p>
          </table:table-cell>
          <table:table-cell office:value-type="string" calcext:value-type="string">
            <text:p>Direktori</text:p>
          </table:table-cell>
          <table:table-cell table:formula="of:=&quot;  * [&quot;&amp;[.A18]&amp;&quot;](&quot;&amp;[.C18]&amp;&quot;)&quot;" office:value-type="string" office:string-value="  * [Lainnya/](/wiki/Lainnya/)" calcext:value-type="string">
            <text:p><text:s text:c="2"/>* [Lainnya/](/wiki/Lainnya/)</text:p>
          </table:table-cell>
        </table:table-row>
        <table:table-row table:style-name="ro1">
          <table:table-cell office:value-type="string" calcext:value-type="string">
            <text:p>LICENSE</text:p>
          </table:table-cell>
          <table:table-cell office:value-type="string" calcext:value-type="string">
            <text:p>/wiki/</text:p>
          </table:table-cell>
          <table:table-cell table:formula="of:=[.B19]&amp;[.A19]" office:value-type="string" office:string-value="/wiki/LICENSE" calcext:value-type="string">
            <text:p>/wiki/LICENSE</text:p>
          </table:table-cell>
          <table:table-cell/>
          <table:table-cell table:formula="of:=&quot;  * [&quot;&amp;[.A19]&amp;&quot;](&quot;&amp;[.C19]&amp;&quot;)&quot;" office:value-type="string" office:string-value="  * [LICENSE](/wiki/LICENSE)" calcext:value-type="string">
            <text:p><text:s text:c="2"/>* [LICENSE](/wiki/LICENSE)</text:p>
          </table:table-cell>
        </table:table-row>
        <table:table-row table:style-name="ro1">
          <table:table-cell office:value-type="string" calcext:value-type="string">
            <text:p>LumbungPaket.md</text:p>
          </table:table-cell>
          <table:table-cell office:value-type="string" calcext:value-type="string">
            <text:p>/wiki/</text:p>
          </table:table-cell>
          <table:table-cell table:formula="of:=[.B20]&amp;[.A20]" office:value-type="string" office:string-value="/wiki/LumbungPaket.md" calcext:value-type="string">
            <text:p>/wiki/LumbungPaket.md</text:p>
          </table:table-cell>
          <table:table-cell/>
          <table:table-cell table:formula="of:=&quot;  * [&quot;&amp;[.A20]&amp;&quot;](&quot;&amp;[.C20]&amp;&quot;)&quot;" office:value-type="string" office:string-value="  * [LumbungPaket.md](/wiki/LumbungPaket.md)" calcext:value-type="string">
            <text:p><text:s text:c="2"/>* [LumbungPaket.md](/wiki/LumbungPaket.md)</text:p>
          </table:table-cell>
        </table:table-row>
        <table:table-row table:style-name="ro1">
          <table:table-cell office:value-type="string" calcext:value-type="string">
            <text:p>Memulai.md</text:p>
          </table:table-cell>
          <table:table-cell office:value-type="string" calcext:value-type="string">
            <text:p>/wiki/</text:p>
          </table:table-cell>
          <table:table-cell table:formula="of:=[.B21]&amp;[.A21]" office:value-type="string" office:string-value="/wiki/Memulai.md" calcext:value-type="string">
            <text:p>/wiki/Memulai.md</text:p>
          </table:table-cell>
          <table:table-cell/>
          <table:table-cell table:formula="of:=&quot;  * [&quot;&amp;[.A21]&amp;&quot;](&quot;&amp;[.C21]&amp;&quot;)&quot;" office:value-type="string" office:string-value="  * [Memulai.md](/wiki/Memulai.md)" calcext:value-type="string">
            <text:p><text:s text:c="2"/>* [Memulai.md](/wiki/Memulai.md)</text:p>
          </table:table-cell>
        </table:table-row>
        <table:table-row table:style-name="ro1">
          <table:table-cell office:value-type="string" calcext:value-type="string">
            <text:p>MendapatkanBlankOn.md</text:p>
          </table:table-cell>
          <table:table-cell office:value-type="string" calcext:value-type="string">
            <text:p>/wiki/</text:p>
          </table:table-cell>
          <table:table-cell table:formula="of:=[.B22]&amp;[.A22]" office:value-type="string" office:string-value="/wiki/MendapatkanBlankOn.md" calcext:value-type="string">
            <text:p>/wiki/MendapatkanBlankOn.md</text:p>
          </table:table-cell>
          <table:table-cell/>
          <table:table-cell table:formula="of:=&quot;  * [&quot;&amp;[.A22]&amp;&quot;](&quot;&amp;[.C22]&amp;&quot;)&quot;" office:value-type="string" office:string-value="  * [MendapatkanBlankOn.md](/wiki/MendapatkanBlankOn.md)" calcext:value-type="string">
            <text:p><text:s text:c="2"/>* [MendapatkanBlankOn.md](/wiki/MendapatkanBlankOn.md)</text:p>
          </table:table-cell>
        </table:table-row>
        <table:table-row table:style-name="ro1">
          <table:table-cell office:value-type="string" calcext:value-type="string">
            <text:p>Misi.md</text:p>
          </table:table-cell>
          <table:table-cell office:value-type="string" calcext:value-type="string">
            <text:p>/wiki/</text:p>
          </table:table-cell>
          <table:table-cell table:formula="of:=[.B23]&amp;[.A23]" office:value-type="string" office:string-value="/wiki/Misi.md" calcext:value-type="string">
            <text:p>/wiki/Misi.md</text:p>
          </table:table-cell>
          <table:table-cell/>
          <table:table-cell table:formula="of:=&quot;  * [&quot;&amp;[.A23]&amp;&quot;](&quot;&amp;[.C23]&amp;&quot;)&quot;" office:value-type="string" office:string-value="  * [Misi.md](/wiki/Misi.md)" calcext:value-type="string">
            <text:p><text:s text:c="2"/>* [Misi.md](/wiki/Misi.md)</text:p>
          </table:table-cell>
        </table:table-row>
        <table:table-row table:style-name="ro1">
          <table:table-cell office:value-type="string" calcext:value-type="string">
            <text:p>Partisipasi.md</text:p>
          </table:table-cell>
          <table:table-cell office:value-type="string" calcext:value-type="string">
            <text:p>/wiki/</text:p>
          </table:table-cell>
          <table:table-cell table:formula="of:=[.B24]&amp;[.A24]" office:value-type="string" office:string-value="/wiki/Partisipasi.md" calcext:value-type="string">
            <text:p>/wiki/Partisipasi.md</text:p>
          </table:table-cell>
          <table:table-cell/>
          <table:table-cell table:formula="of:=&quot;  * [&quot;&amp;[.A24]&amp;&quot;](&quot;&amp;[.C24]&amp;&quot;)&quot;" office:value-type="string" office:string-value="  * [Partisipasi.md](/wiki/Partisipasi.md)" calcext:value-type="string">
            <text:p><text:s text:c="2"/>* [Partisipasi.md](/wiki/Partisipasi.md)</text:p>
          </table:table-cell>
        </table:table-row>
        <table:table-row table:style-name="ro1">
          <table:table-cell office:value-type="string" calcext:value-type="string">
            <text:p>ProdukBlankOn</text:p>
          </table:table-cell>
          <table:table-cell office:value-type="string" calcext:value-type="string">
            <text:p>/wiki/</text:p>
          </table:table-cell>
          <table:table-cell table:formula="of:=[.B25]&amp;[.A25]" office:value-type="string" office:string-value="/wiki/ProdukBlankOn" calcext:value-type="string">
            <text:p>/wiki/ProdukBlankOn</text:p>
          </table:table-cell>
          <table:table-cell/>
          <table:table-cell table:formula="of:=&quot;  * [&quot;&amp;[.A25]&amp;&quot;](&quot;&amp;[.C25]&amp;&quot;)&quot;" office:value-type="string" office:string-value="  * [ProdukBlankOn](/wiki/ProdukBlankOn)" calcext:value-type="string">
            <text:p><text:s text:c="2"/>* [ProdukBlankOn](/wiki/ProdukBlankOn)</text:p>
          </table:table-cell>
        </table:table-row>
        <table:table-row table:style-name="ro1">
          <table:table-cell table:style-name="ce1" office:value-type="string" calcext:value-type="string">
            <text:p>Profil/</text:p>
          </table:table-cell>
          <table:table-cell office:value-type="string" calcext:value-type="string">
            <text:p>/wiki/</text:p>
          </table:table-cell>
          <table:table-cell table:formula="of:=[.B26]&amp;[.A26]" office:value-type="string" office:string-value="/wiki/Profil/" calcext:value-type="string">
            <text:p>/wiki/Profil/</text:p>
          </table:table-cell>
          <table:table-cell office:value-type="string" calcext:value-type="string">
            <text:p>Direktori</text:p>
          </table:table-cell>
          <table:table-cell table:formula="of:=&quot;  * [&quot;&amp;[.A26]&amp;&quot;](&quot;&amp;[.C26]&amp;&quot;)&quot;" office:value-type="string" office:string-value="  * [Profil/](/wiki/Profil/)" calcext:value-type="string">
            <text:p><text:s text:c="2"/>* [Profil/](/wiki/Profil/)</text:p>
          </table:table-cell>
        </table:table-row>
        <table:table-row table:style-name="ro1">
          <table:table-cell table:style-name="ce1" office:value-type="string" calcext:value-type="string">
            <text:p>Proyek/</text:p>
          </table:table-cell>
          <table:table-cell office:value-type="string" calcext:value-type="string">
            <text:p>/wiki/</text:p>
          </table:table-cell>
          <table:table-cell table:formula="of:=[.B27]&amp;[.A27]" office:value-type="string" office:string-value="/wiki/Proyek/" calcext:value-type="string">
            <text:p>/wiki/Proyek/</text:p>
          </table:table-cell>
          <table:table-cell office:value-type="string" calcext:value-type="string">
            <text:p>Direktori</text:p>
          </table:table-cell>
          <table:table-cell table:formula="of:=&quot;  * [&quot;&amp;[.A27]&amp;&quot;](&quot;&amp;[.C27]&amp;&quot;)&quot;" office:value-type="string" office:string-value="  * [Proyek/](/wiki/Proyek/)" calcext:value-type="string">
            <text:p><text:s text:c="2"/>* [Proyek/](/wiki/Proyek/)</text:p>
          </table:table-cell>
        </table:table-row>
        <table:table-row table:style-name="ro1">
          <table:table-cell table:style-name="ce3" office:value-type="string" calcext:value-type="string">
            <text:p>README.md</text:p>
          </table:table-cell>
          <table:table-cell office:value-type="string" calcext:value-type="string">
            <text:p>/wiki/</text:p>
          </table:table-cell>
          <table:table-cell table:formula="of:=[.B28]&amp;[.A28]" office:value-type="string" office:string-value="/wiki/README.md" calcext:value-type="string">
            <text:p>/wiki/README.md</text:p>
          </table:table-cell>
          <table:table-cell/>
          <table:table-cell table:formula="of:=&quot;  * [&quot;&amp;[.A28]&amp;&quot;](&quot;&amp;[.C28]&amp;&quot;)&quot;" office:value-type="string" office:string-value="  * [README.md](/wiki/README.md)" calcext:value-type="string">
            <text:p><text:s text:c="2"/>* [README.md](/wiki/README.md)</text:p>
          </table:table-cell>
        </table:table-row>
        <table:table-row table:style-name="ro1">
          <table:table-cell office:value-type="string" calcext:value-type="string">
            <text:p>Rujukan.txt</text:p>
          </table:table-cell>
          <table:table-cell office:value-type="string" calcext:value-type="string">
            <text:p>/wiki/</text:p>
          </table:table-cell>
          <table:table-cell table:formula="of:=[.B29]&amp;[.A29]" office:value-type="string" office:string-value="/wiki/Rujukan.txt" calcext:value-type="string">
            <text:p>/wiki/Rujukan.txt</text:p>
          </table:table-cell>
          <table:table-cell/>
          <table:table-cell table:formula="of:=&quot;  * [&quot;&amp;[.A29]&amp;&quot;](&quot;&amp;[.C29]&amp;&quot;)&quot;" office:value-type="string" office:string-value="  * [Rujukan.txt](/wiki/Rujukan.txt)" calcext:value-type="string">
            <text:p><text:s text:c="2"/>* [Rujukan.txt](/wiki/Rujukan.txt)</text:p>
          </table:table-cell>
        </table:table-row>
        <table:table-row table:style-name="ro1">
          <table:table-cell table:style-name="ce1" office:value-type="string" calcext:value-type="string">
            <text:p>TimPengembang/</text:p>
          </table:table-cell>
          <table:table-cell office:value-type="string" calcext:value-type="string">
            <text:p>/wiki/</text:p>
          </table:table-cell>
          <table:table-cell table:formula="of:=[.B30]&amp;[.A30]" office:value-type="string" office:string-value="/wiki/TimPengembang/" calcext:value-type="string">
            <text:p>/wiki/TimPengembang/</text:p>
          </table:table-cell>
          <table:table-cell office:value-type="string" calcext:value-type="string">
            <text:p>Direktori</text:p>
          </table:table-cell>
          <table:table-cell table:formula="of:=&quot;  * [&quot;&amp;[.A30]&amp;&quot;](&quot;&amp;[.C30]&amp;&quot;)&quot;" office:value-type="string" office:string-value="  * [TimPengembang/](/wiki/TimPengembang/)" calcext:value-type="string">
            <text:p><text:s text:c="2"/>* [TimPengembang/](/wiki/TimPengembang/)</text:p>
          </table:table-cell>
        </table:table-row>
        <table:table-row table:style-name="ro1">
          <table:table-cell table:style-name="ce1" office:value-type="string" calcext:value-type="string">
            <text:p>CakramPengaya</text:p>
          </table:table-cell>
          <table:table-cell office:value-type="string" calcext:value-type="string">
            <text:p>/wiki/</text:p>
          </table:table-cell>
          <table:table-cell table:formula="of:=[.B31]&amp;[.A31]" office:value-type="string" office:string-value="/wiki/CakramPengaya" calcext:value-type="string">
            <text:p>/wiki/CakramPengaya</text:p>
          </table:table-cell>
          <table:table-cell office:value-type="string" calcext:value-type="string">
            <text:p>Direktori</text:p>
          </table:table-cell>
          <table:table-cell table:formula="of:=&quot;  * [&quot;&amp;[.A31]&amp;&quot;](&quot;&amp;[.C31]&amp;&quot;)&quot;" office:value-type="string" office:string-value="  * [CakramPengaya](/wiki/CakramPengaya)" calcext:value-type="string">
            <text:p><text:s text:c="2"/>* [CakramPengaya](/wiki/CakramPengaya)</text:p>
          </table:table-cell>
        </table:table-row>
        <table:table-row table:style-name="ro1">
          <table:table-cell office:value-type="string" calcext:value-type="string">
            <text:p>CakramPengaya.md</text:p>
          </table:table-cell>
          <table:table-cell office:value-type="string" calcext:value-type="string">
            <text:p>/wiki/CakramPengaya/</text:p>
          </table:table-cell>
          <table:table-cell table:formula="of:=[.B32]&amp;[.A32]" office:value-type="string" office:string-value="/wiki/CakramPengaya/CakramPengaya.md" calcext:value-type="string">
            <text:p>/wiki/CakramPengaya/CakramPengaya.md</text:p>
          </table:table-cell>
          <table:table-cell/>
          <table:table-cell table:formula="of:=&quot;  * [&quot;&amp;[.A32]&amp;&quot;](&quot;&amp;[.C32]&amp;&quot;)&quot;" office:value-type="string" office:string-value="  * [CakramPengaya.md](/wiki/CakramPengaya/CakramPengaya.md)" calcext:value-type="string">
            <text:p><text:s text:c="2"/>* [CakramPengaya.md](/wiki/CakramPengaya/CakramPengaya.md)</text:p>
          </table:table-cell>
        </table:table-row>
        <table:table-row table:style-name="ro1">
          <table:table-cell office:value-type="string" calcext:value-type="string">
            <text:p>CD1.md</text:p>
          </table:table-cell>
          <table:table-cell office:value-type="string" calcext:value-type="string">
            <text:p>/wiki/CakramPengaya/</text:p>
          </table:table-cell>
          <table:table-cell table:formula="of:=[.B33]&amp;[.A33]" office:value-type="string" office:string-value="/wiki/CakramPengaya/CD1.md" calcext:value-type="string">
            <text:p>/wiki/CakramPengaya/CD1.md</text:p>
          </table:table-cell>
          <table:table-cell/>
          <table:table-cell table:formula="of:=&quot;  * [&quot;&amp;[.A33]&amp;&quot;](&quot;&amp;[.C33]&amp;&quot;)&quot;" office:value-type="string" office:string-value="  * [CD1.md](/wiki/CakramPengaya/CD1.md)" calcext:value-type="string">
            <text:p><text:s text:c="2"/>* [CD1.md](/wiki/CakramPengaya/CD1.md)</text:p>
          </table:table-cell>
        </table:table-row>
        <table:table-row table:style-name="ro1">
          <table:table-cell office:value-type="string" calcext:value-type="string">
            <text:p>CD2.md</text:p>
          </table:table-cell>
          <table:table-cell office:value-type="string" calcext:value-type="string">
            <text:p>/wiki/CakramPengaya/</text:p>
          </table:table-cell>
          <table:table-cell table:formula="of:=[.B34]&amp;[.A34]" office:value-type="string" office:string-value="/wiki/CakramPengaya/CD2.md" calcext:value-type="string">
            <text:p>/wiki/CakramPengaya/CD2.md</text:p>
          </table:table-cell>
          <table:table-cell/>
          <table:table-cell table:formula="of:=&quot;  * [&quot;&amp;[.A34]&amp;&quot;](&quot;&amp;[.C34]&amp;&quot;)&quot;" office:value-type="string" office:string-value="  * [CD2.md](/wiki/CakramPengaya/CD2.md)" calcext:value-type="string">
            <text:p><text:s text:c="2"/>* [CD2.md](/wiki/CakramPengaya/CD2.md)</text:p>
          </table:table-cell>
        </table:table-row>
        <table:table-row table:style-name="ro1">
          <table:table-cell office:value-type="string" calcext:value-type="string">
            <text:p>CD3.md</text:p>
          </table:table-cell>
          <table:table-cell office:value-type="string" calcext:value-type="string">
            <text:p>/wiki/CakramPengaya/</text:p>
          </table:table-cell>
          <table:table-cell table:formula="of:=[.B35]&amp;[.A35]" office:value-type="string" office:string-value="/wiki/CakramPengaya/CD3.md" calcext:value-type="string">
            <text:p>/wiki/CakramPengaya/CD3.md</text:p>
          </table:table-cell>
          <table:table-cell/>
          <table:table-cell table:formula="of:=&quot;  * [&quot;&amp;[.A35]&amp;&quot;](&quot;&amp;[.C35]&amp;&quot;)&quot;" office:value-type="string" office:string-value="  * [CD3.md](/wiki/CakramPengaya/CD3.md)" calcext:value-type="string">
            <text:p><text:s text:c="2"/>* [CD3.md](/wiki/CakramPengaya/CD3.md)</text:p>
          </table:table-cell>
        </table:table-row>
        <table:table-row table:style-name="ro1">
          <table:table-cell office:value-type="string" calcext:value-type="string">
            <text:p>CD4.md</text:p>
          </table:table-cell>
          <table:table-cell office:value-type="string" calcext:value-type="string">
            <text:p>/wiki/CakramPengaya/</text:p>
          </table:table-cell>
          <table:table-cell table:formula="of:=[.B36]&amp;[.A36]" office:value-type="string" office:string-value="/wiki/CakramPengaya/CD4.md" calcext:value-type="string">
            <text:p>/wiki/CakramPengaya/CD4.md</text:p>
          </table:table-cell>
          <table:table-cell/>
          <table:table-cell table:formula="of:=&quot;  * [&quot;&amp;[.A36]&amp;&quot;](&quot;&amp;[.C36]&amp;&quot;)&quot;" office:value-type="string" office:string-value="  * [CD4.md](/wiki/CakramPengaya/CD4.md)" calcext:value-type="string">
            <text:p><text:s text:c="2"/>* [CD4.md](/wiki/CakramPengaya/CD4.md)</text:p>
          </table:table-cell>
        </table:table-row>
        <table:table-row table:style-name="ro1">
          <table:table-cell office:value-type="string" calcext:value-type="string">
            <text:p>Kreatif.md</text:p>
          </table:table-cell>
          <table:table-cell office:value-type="string" calcext:value-type="string">
            <text:p>/wiki/CakramPengaya/</text:p>
          </table:table-cell>
          <table:table-cell table:formula="of:=[.B37]&amp;[.A37]" office:value-type="string" office:string-value="/wiki/CakramPengaya/Kreatif.md" calcext:value-type="string">
            <text:p>/wiki/CakramPengaya/Kreatif.md</text:p>
          </table:table-cell>
          <table:table-cell/>
          <table:table-cell table:formula="of:=&quot;  * [&quot;&amp;[.A37]&amp;&quot;](&quot;&amp;[.C37]&amp;&quot;)&quot;" office:value-type="string" office:string-value="  * [Kreatif.md](/wiki/CakramPengaya/Kreatif.md)" calcext:value-type="string">
            <text:p><text:s text:c="2"/>* [Kreatif.md](/wiki/CakramPengaya/Kreatif.md)</text:p>
          </table:table-cell>
        </table:table-row>
        <table:table-row table:style-name="ro1">
          <table:table-cell office:value-type="string" calcext:value-type="string">
            <text:p>Multimedia.md</text:p>
          </table:table-cell>
          <table:table-cell office:value-type="string" calcext:value-type="string">
            <text:p>/wiki/CakramPengaya/</text:p>
          </table:table-cell>
          <table:table-cell table:formula="of:=[.B38]&amp;[.A38]" office:value-type="string" office:string-value="/wiki/CakramPengaya/Multimedia.md" calcext:value-type="string">
            <text:p>/wiki/CakramPengaya/Multimedia.md</text:p>
          </table:table-cell>
          <table:table-cell/>
          <table:table-cell table:formula="of:=&quot;  * [&quot;&amp;[.A38]&amp;&quot;](&quot;&amp;[.C38]&amp;&quot;)&quot;" office:value-type="string" office:string-value="  * [Multimedia.md](/wiki/CakramPengaya/Multimedia.md)" calcext:value-type="string">
            <text:p><text:s text:c="2"/>* [Multimedia.md](/wiki/CakramPengaya/Multimedia.md)</text:p>
          </table:table-cell>
        </table:table-row>
        <table:table-row table:style-name="ro1">
          <table:table-cell office:value-type="string" calcext:value-type="string">
            <text:p>Request.md</text:p>
          </table:table-cell>
          <table:table-cell office:value-type="string" calcext:value-type="string">
            <text:p>/wiki/CakramPengaya/</text:p>
          </table:table-cell>
          <table:table-cell table:formula="of:=[.B39]&amp;[.A39]" office:value-type="string" office:string-value="/wiki/CakramPengaya/Request.md" calcext:value-type="string">
            <text:p>/wiki/CakramPengaya/Request.md</text:p>
          </table:table-cell>
          <table:table-cell/>
          <table:table-cell table:formula="of:=&quot;  * [&quot;&amp;[.A39]&amp;&quot;](&quot;&amp;[.C39]&amp;&quot;)&quot;" office:value-type="string" office:string-value="  * [Request.md](/wiki/CakramPengaya/Request.md)" calcext:value-type="string">
            <text:p><text:s text:c="2"/>* [Request.md](/wiki/CakramPengaya/Request.md)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oni.png</text:p>
          </table:table-cell>
          <table:table-cell office:value-type="string" calcext:value-type="string">
            <text:p>/wiki/Assets/Images/</text:p>
          </table:table-cell>
          <table:table-cell table:formula="of:=[.B41]&amp;[.A41]" office:value-type="string" office:string-value="/wiki/Assets/Images/Boni.png" calcext:value-type="string">
            <text:p>/wiki/Assets/Images/Boni.png</text:p>
          </table:table-cell>
          <table:table-cell/>
          <table:table-cell table:formula="of:=&quot;  * [&quot;&amp;[.A41]&amp;&quot;](&quot;&amp;[.C41]&amp;&quot;)&quot;" office:value-type="string" office:string-value="  * [Boni.png](/wiki/Assets/Images/Boni.png)" calcext:value-type="string">
            <text:p><text:s text:c="2"/>* [Boni.png](/wiki/Assets/Images/Boni.png)</text:p>
          </table:table-cell>
        </table:table-row>
        <table:table-row table:style-name="ro1">
          <table:table-cell office:value-type="string" calcext:value-type="string">
            <text:p>DaftarTautanGambar.md</text:p>
          </table:table-cell>
          <table:table-cell office:value-type="string" calcext:value-type="string">
            <text:p>/wiki/Assets/Images/</text:p>
          </table:table-cell>
          <table:table-cell table:formula="of:=[.B42]&amp;[.A42]" office:value-type="string" office:string-value="/wiki/Assets/Images/DaftarTautanGambar.md" calcext:value-type="string">
            <text:p>/wiki/Assets/Images/DaftarTautanGambar.md</text:p>
          </table:table-cell>
          <table:table-cell/>
          <table:table-cell table:formula="of:=&quot;  * [&quot;&amp;[.A42]&amp;&quot;](&quot;&amp;[.C42]&amp;&quot;)&quot;" office:value-type="string" office:string-value="  * [DaftarTautanGambar.md](/wiki/Assets/Images/DaftarTautanGambar.md)" calcext:value-type="string">
            <text:p><text:s text:c="2"/>* [DaftarTautanGambar.md](/wiki/Assets/Images/DaftarTautanGambar.md)</text:p>
          </table:table-cell>
        </table:table-row>
        <table:table-row table:style-name="ro1">
          <table:table-cell office:value-type="string" calcext:value-type="string">
            <text:p>Github10.png</text:p>
          </table:table-cell>
          <table:table-cell office:value-type="string" calcext:value-type="string">
            <text:p>/wiki/Assets/Images/</text:p>
          </table:table-cell>
          <table:table-cell table:formula="of:=[.B43]&amp;[.A43]" office:value-type="string" office:string-value="/wiki/Assets/Images/Github10.png" calcext:value-type="string">
            <text:p>/wiki/Assets/Images/Github10.png</text:p>
          </table:table-cell>
          <table:table-cell/>
          <table:table-cell table:formula="of:=&quot;  * [&quot;&amp;[.A43]&amp;&quot;](&quot;&amp;[.C43]&amp;&quot;)&quot;" office:value-type="string" office:string-value="  * [Github10.png](/wiki/Assets/Images/Github10.png)" calcext:value-type="string">
            <text:p><text:s text:c="2"/>* [Github10.png](/wiki/Assets/Images/Github10.png)</text:p>
          </table:table-cell>
        </table:table-row>
        <table:table-row table:style-name="ro1">
          <table:table-cell office:value-type="string" calcext:value-type="string">
            <text:p>Github11.png</text:p>
          </table:table-cell>
          <table:table-cell office:value-type="string" calcext:value-type="string">
            <text:p>/wiki/Assets/Images/</text:p>
          </table:table-cell>
          <table:table-cell table:formula="of:=[.B44]&amp;[.A44]" office:value-type="string" office:string-value="/wiki/Assets/Images/Github11.png" calcext:value-type="string">
            <text:p>/wiki/Assets/Images/Github11.png</text:p>
          </table:table-cell>
          <table:table-cell/>
          <table:table-cell table:formula="of:=&quot;  * [&quot;&amp;[.A44]&amp;&quot;](&quot;&amp;[.C44]&amp;&quot;)&quot;" office:value-type="string" office:string-value="  * [Github11.png](/wiki/Assets/Images/Github11.png)" calcext:value-type="string">
            <text:p><text:s text:c="2"/>* [Github11.png](/wiki/Assets/Images/Github11.png)</text:p>
          </table:table-cell>
        </table:table-row>
        <table:table-row table:style-name="ro1">
          <table:table-cell office:value-type="string" calcext:value-type="string">
            <text:p>Github12.png</text:p>
          </table:table-cell>
          <table:table-cell office:value-type="string" calcext:value-type="string">
            <text:p>/wiki/Assets/Images/</text:p>
          </table:table-cell>
          <table:table-cell table:formula="of:=[.B45]&amp;[.A45]" office:value-type="string" office:string-value="/wiki/Assets/Images/Github12.png" calcext:value-type="string">
            <text:p>/wiki/Assets/Images/Github12.png</text:p>
          </table:table-cell>
          <table:table-cell/>
          <table:table-cell table:formula="of:=&quot;  * [&quot;&amp;[.A45]&amp;&quot;](&quot;&amp;[.C45]&amp;&quot;)&quot;" office:value-type="string" office:string-value="  * [Github12.png](/wiki/Assets/Images/Github12.png)" calcext:value-type="string">
            <text:p><text:s text:c="2"/>* [Github12.png](/wiki/Assets/Images/Github12.png)</text:p>
          </table:table-cell>
        </table:table-row>
        <table:table-row table:style-name="ro1">
          <table:table-cell office:value-type="string" calcext:value-type="string">
            <text:p>Github13.png</text:p>
          </table:table-cell>
          <table:table-cell office:value-type="string" calcext:value-type="string">
            <text:p>/wiki/Assets/Images/</text:p>
          </table:table-cell>
          <table:table-cell table:formula="of:=[.B46]&amp;[.A46]" office:value-type="string" office:string-value="/wiki/Assets/Images/Github13.png" calcext:value-type="string">
            <text:p>/wiki/Assets/Images/Github13.png</text:p>
          </table:table-cell>
          <table:table-cell/>
          <table:table-cell table:formula="of:=&quot;  * [&quot;&amp;[.A46]&amp;&quot;](&quot;&amp;[.C46]&amp;&quot;)&quot;" office:value-type="string" office:string-value="  * [Github13.png](/wiki/Assets/Images/Github13.png)" calcext:value-type="string">
            <text:p><text:s text:c="2"/>* [Github13.png](/wiki/Assets/Images/Github13.png)</text:p>
          </table:table-cell>
        </table:table-row>
        <table:table-row table:style-name="ro1">
          <table:table-cell office:value-type="string" calcext:value-type="string">
            <text:p>Github14.png</text:p>
          </table:table-cell>
          <table:table-cell office:value-type="string" calcext:value-type="string">
            <text:p>/wiki/Assets/Images/</text:p>
          </table:table-cell>
          <table:table-cell table:formula="of:=[.B47]&amp;[.A47]" office:value-type="string" office:string-value="/wiki/Assets/Images/Github14.png" calcext:value-type="string">
            <text:p>/wiki/Assets/Images/Github14.png</text:p>
          </table:table-cell>
          <table:table-cell/>
          <table:table-cell table:formula="of:=&quot;  * [&quot;&amp;[.A47]&amp;&quot;](&quot;&amp;[.C47]&amp;&quot;)&quot;" office:value-type="string" office:string-value="  * [Github14.png](/wiki/Assets/Images/Github14.png)" calcext:value-type="string">
            <text:p><text:s text:c="2"/>* [Github14.png](/wiki/Assets/Images/Github14.png)</text:p>
          </table:table-cell>
        </table:table-row>
        <table:table-row table:style-name="ro1">
          <table:table-cell office:value-type="string" calcext:value-type="string">
            <text:p>Github15.png</text:p>
          </table:table-cell>
          <table:table-cell office:value-type="string" calcext:value-type="string">
            <text:p>/wiki/Assets/Images/</text:p>
          </table:table-cell>
          <table:table-cell table:formula="of:=[.B48]&amp;[.A48]" office:value-type="string" office:string-value="/wiki/Assets/Images/Github15.png" calcext:value-type="string">
            <text:p>/wiki/Assets/Images/Github15.png</text:p>
          </table:table-cell>
          <table:table-cell/>
          <table:table-cell table:formula="of:=&quot;  * [&quot;&amp;[.A48]&amp;&quot;](&quot;&amp;[.C48]&amp;&quot;)&quot;" office:value-type="string" office:string-value="  * [Github15.png](/wiki/Assets/Images/Github15.png)" calcext:value-type="string">
            <text:p><text:s text:c="2"/>* [Github15.png](/wiki/Assets/Images/Github15.png)</text:p>
          </table:table-cell>
        </table:table-row>
        <table:table-row table:style-name="ro1">
          <table:table-cell office:value-type="string" calcext:value-type="string">
            <text:p>Github16.png</text:p>
          </table:table-cell>
          <table:table-cell office:value-type="string" calcext:value-type="string">
            <text:p>/wiki/Assets/Images/</text:p>
          </table:table-cell>
          <table:table-cell table:formula="of:=[.B49]&amp;[.A49]" office:value-type="string" office:string-value="/wiki/Assets/Images/Github16.png" calcext:value-type="string">
            <text:p>/wiki/Assets/Images/Github16.png</text:p>
          </table:table-cell>
          <table:table-cell/>
          <table:table-cell table:formula="of:=&quot;  * [&quot;&amp;[.A49]&amp;&quot;](&quot;&amp;[.C49]&amp;&quot;)&quot;" office:value-type="string" office:string-value="  * [Github16.png](/wiki/Assets/Images/Github16.png)" calcext:value-type="string">
            <text:p><text:s text:c="2"/>* [Github16.png](/wiki/Assets/Images/Github16.png)</text:p>
          </table:table-cell>
        </table:table-row>
        <table:table-row table:style-name="ro1">
          <table:table-cell office:value-type="string" calcext:value-type="string">
            <text:p>Github17.png</text:p>
          </table:table-cell>
          <table:table-cell office:value-type="string" calcext:value-type="string">
            <text:p>/wiki/Assets/Images/</text:p>
          </table:table-cell>
          <table:table-cell table:formula="of:=[.B50]&amp;[.A50]" office:value-type="string" office:string-value="/wiki/Assets/Images/Github17.png" calcext:value-type="string">
            <text:p>/wiki/Assets/Images/Github17.png</text:p>
          </table:table-cell>
          <table:table-cell/>
          <table:table-cell table:formula="of:=&quot;  * [&quot;&amp;[.A50]&amp;&quot;](&quot;&amp;[.C50]&amp;&quot;)&quot;" office:value-type="string" office:string-value="  * [Github17.png](/wiki/Assets/Images/Github17.png)" calcext:value-type="string">
            <text:p><text:s text:c="2"/>* [Github17.png](/wiki/Assets/Images/Github17.png)</text:p>
          </table:table-cell>
        </table:table-row>
        <table:table-row table:style-name="ro1">
          <table:table-cell office:value-type="string" calcext:value-type="string">
            <text:p>Github18.png</text:p>
          </table:table-cell>
          <table:table-cell office:value-type="string" calcext:value-type="string">
            <text:p>/wiki/Assets/Images/</text:p>
          </table:table-cell>
          <table:table-cell table:formula="of:=[.B51]&amp;[.A51]" office:value-type="string" office:string-value="/wiki/Assets/Images/Github18.png" calcext:value-type="string">
            <text:p>/wiki/Assets/Images/Github18.png</text:p>
          </table:table-cell>
          <table:table-cell/>
          <table:table-cell table:formula="of:=&quot;  * [&quot;&amp;[.A51]&amp;&quot;](&quot;&amp;[.C51]&amp;&quot;)&quot;" office:value-type="string" office:string-value="  * [Github18.png](/wiki/Assets/Images/Github18.png)" calcext:value-type="string">
            <text:p><text:s text:c="2"/>* [Github18.png](/wiki/Assets/Images/Github18.png)</text:p>
          </table:table-cell>
        </table:table-row>
        <table:table-row table:style-name="ro1">
          <table:table-cell office:value-type="string" calcext:value-type="string">
            <text:p>Github1.png</text:p>
          </table:table-cell>
          <table:table-cell office:value-type="string" calcext:value-type="string">
            <text:p>/wiki/Assets/Images/</text:p>
          </table:table-cell>
          <table:table-cell table:formula="of:=[.B52]&amp;[.A52]" office:value-type="string" office:string-value="/wiki/Assets/Images/Github1.png" calcext:value-type="string">
            <text:p>/wiki/Assets/Images/Github1.png</text:p>
          </table:table-cell>
          <table:table-cell/>
          <table:table-cell table:formula="of:=&quot;  * [&quot;&amp;[.A52]&amp;&quot;](&quot;&amp;[.C52]&amp;&quot;)&quot;" office:value-type="string" office:string-value="  * [Github1.png](/wiki/Assets/Images/Github1.png)" calcext:value-type="string">
            <text:p><text:s text:c="2"/>* [Github1.png](/wiki/Assets/Images/Github1.png)</text:p>
          </table:table-cell>
        </table:table-row>
        <table:table-row table:style-name="ro1">
          <table:table-cell office:value-type="string" calcext:value-type="string">
            <text:p>Github2.png</text:p>
          </table:table-cell>
          <table:table-cell office:value-type="string" calcext:value-type="string">
            <text:p>/wiki/Assets/Images/</text:p>
          </table:table-cell>
          <table:table-cell table:formula="of:=[.B53]&amp;[.A53]" office:value-type="string" office:string-value="/wiki/Assets/Images/Github2.png" calcext:value-type="string">
            <text:p>/wiki/Assets/Images/Github2.png</text:p>
          </table:table-cell>
          <table:table-cell/>
          <table:table-cell table:formula="of:=&quot;  * [&quot;&amp;[.A53]&amp;&quot;](&quot;&amp;[.C53]&amp;&quot;)&quot;" office:value-type="string" office:string-value="  * [Github2.png](/wiki/Assets/Images/Github2.png)" calcext:value-type="string">
            <text:p><text:s text:c="2"/>* [Github2.png](/wiki/Assets/Images/Github2.png)</text:p>
          </table:table-cell>
        </table:table-row>
        <table:table-row table:style-name="ro1">
          <table:table-cell office:value-type="string" calcext:value-type="string">
            <text:p>Github3.png</text:p>
          </table:table-cell>
          <table:table-cell office:value-type="string" calcext:value-type="string">
            <text:p>/wiki/Assets/Images/</text:p>
          </table:table-cell>
          <table:table-cell table:formula="of:=[.B54]&amp;[.A54]" office:value-type="string" office:string-value="/wiki/Assets/Images/Github3.png" calcext:value-type="string">
            <text:p>/wiki/Assets/Images/Github3.png</text:p>
          </table:table-cell>
          <table:table-cell/>
          <table:table-cell table:formula="of:=&quot;  * [&quot;&amp;[.A54]&amp;&quot;](&quot;&amp;[.C54]&amp;&quot;)&quot;" office:value-type="string" office:string-value="  * [Github3.png](/wiki/Assets/Images/Github3.png)" calcext:value-type="string">
            <text:p><text:s text:c="2"/>* [Github3.png](/wiki/Assets/Images/Github3.png)</text:p>
          </table:table-cell>
        </table:table-row>
        <table:table-row table:style-name="ro1">
          <table:table-cell office:value-type="string" calcext:value-type="string">
            <text:p>Github4.png</text:p>
          </table:table-cell>
          <table:table-cell office:value-type="string" calcext:value-type="string">
            <text:p>/wiki/Assets/Images/</text:p>
          </table:table-cell>
          <table:table-cell table:formula="of:=[.B55]&amp;[.A55]" office:value-type="string" office:string-value="/wiki/Assets/Images/Github4.png" calcext:value-type="string">
            <text:p>/wiki/Assets/Images/Github4.png</text:p>
          </table:table-cell>
          <table:table-cell/>
          <table:table-cell table:formula="of:=&quot;  * [&quot;&amp;[.A55]&amp;&quot;](&quot;&amp;[.C55]&amp;&quot;)&quot;" office:value-type="string" office:string-value="  * [Github4.png](/wiki/Assets/Images/Github4.png)" calcext:value-type="string">
            <text:p><text:s text:c="2"/>* [Github4.png](/wiki/Assets/Images/Github4.png)</text:p>
          </table:table-cell>
        </table:table-row>
        <table:table-row table:style-name="ro1">
          <table:table-cell office:value-type="string" calcext:value-type="string">
            <text:p>Github5.png</text:p>
          </table:table-cell>
          <table:table-cell office:value-type="string" calcext:value-type="string">
            <text:p>/wiki/Assets/Images/</text:p>
          </table:table-cell>
          <table:table-cell table:formula="of:=[.B56]&amp;[.A56]" office:value-type="string" office:string-value="/wiki/Assets/Images/Github5.png" calcext:value-type="string">
            <text:p>/wiki/Assets/Images/Github5.png</text:p>
          </table:table-cell>
          <table:table-cell/>
          <table:table-cell table:formula="of:=&quot;  * [&quot;&amp;[.A56]&amp;&quot;](&quot;&amp;[.C56]&amp;&quot;)&quot;" office:value-type="string" office:string-value="  * [Github5.png](/wiki/Assets/Images/Github5.png)" calcext:value-type="string">
            <text:p><text:s text:c="2"/>* [Github5.png](/wiki/Assets/Images/Github5.png)</text:p>
          </table:table-cell>
        </table:table-row>
        <table:table-row table:style-name="ro1">
          <table:table-cell office:value-type="string" calcext:value-type="string">
            <text:p>Github6.png</text:p>
          </table:table-cell>
          <table:table-cell office:value-type="string" calcext:value-type="string">
            <text:p>/wiki/Assets/Images/</text:p>
          </table:table-cell>
          <table:table-cell table:formula="of:=[.B57]&amp;[.A57]" office:value-type="string" office:string-value="/wiki/Assets/Images/Github6.png" calcext:value-type="string">
            <text:p>/wiki/Assets/Images/Github6.png</text:p>
          </table:table-cell>
          <table:table-cell/>
          <table:table-cell table:formula="of:=&quot;  * [&quot;&amp;[.A57]&amp;&quot;](&quot;&amp;[.C57]&amp;&quot;)&quot;" office:value-type="string" office:string-value="  * [Github6.png](/wiki/Assets/Images/Github6.png)" calcext:value-type="string">
            <text:p><text:s text:c="2"/>* [Github6.png](/wiki/Assets/Images/Github6.png)</text:p>
          </table:table-cell>
        </table:table-row>
        <table:table-row table:style-name="ro1">
          <table:table-cell office:value-type="string" calcext:value-type="string">
            <text:p>Github7.png</text:p>
          </table:table-cell>
          <table:table-cell office:value-type="string" calcext:value-type="string">
            <text:p>/wiki/Assets/Images/</text:p>
          </table:table-cell>
          <table:table-cell table:formula="of:=[.B58]&amp;[.A58]" office:value-type="string" office:string-value="/wiki/Assets/Images/Github7.png" calcext:value-type="string">
            <text:p>/wiki/Assets/Images/Github7.png</text:p>
          </table:table-cell>
          <table:table-cell/>
          <table:table-cell table:formula="of:=&quot;  * [&quot;&amp;[.A58]&amp;&quot;](&quot;&amp;[.C58]&amp;&quot;)&quot;" office:value-type="string" office:string-value="  * [Github7.png](/wiki/Assets/Images/Github7.png)" calcext:value-type="string">
            <text:p><text:s text:c="2"/>* [Github7.png](/wiki/Assets/Images/Github7.png)</text:p>
          </table:table-cell>
        </table:table-row>
        <table:table-row table:style-name="ro1">
          <table:table-cell office:value-type="string" calcext:value-type="string">
            <text:p>Github7SkipThisStep.png</text:p>
          </table:table-cell>
          <table:table-cell office:value-type="string" calcext:value-type="string">
            <text:p>/wiki/Assets/Images/</text:p>
          </table:table-cell>
          <table:table-cell table:formula="of:=[.B59]&amp;[.A59]" office:value-type="string" office:string-value="/wiki/Assets/Images/Github7SkipThisStep.png" calcext:value-type="string">
            <text:p>/wiki/Assets/Images/Github7SkipThisStep.png</text:p>
          </table:table-cell>
          <table:table-cell/>
          <table:table-cell table:formula="of:=&quot;  * [&quot;&amp;[.A59]&amp;&quot;](&quot;&amp;[.C59]&amp;&quot;)&quot;" office:value-type="string" office:string-value="  * [Github7SkipThisStep.png](/wiki/Assets/Images/Github7SkipThisStep.png)" calcext:value-type="string">
            <text:p><text:s text:c="2"/>* [Github7SkipThisStep.png](/wiki/Assets/Images/Github7SkipThisStep.png)</text:p>
          </table:table-cell>
        </table:table-row>
        <table:table-row table:style-name="ro1">
          <table:table-cell office:value-type="string" calcext:value-type="string">
            <text:p>Github8.png</text:p>
          </table:table-cell>
          <table:table-cell office:value-type="string" calcext:value-type="string">
            <text:p>/wiki/Assets/Images/</text:p>
          </table:table-cell>
          <table:table-cell table:formula="of:=[.B60]&amp;[.A60]" office:value-type="string" office:string-value="/wiki/Assets/Images/Github8.png" calcext:value-type="string">
            <text:p>/wiki/Assets/Images/Github8.png</text:p>
          </table:table-cell>
          <table:table-cell/>
          <table:table-cell table:formula="of:=&quot;  * [&quot;&amp;[.A60]&amp;&quot;](&quot;&amp;[.C60]&amp;&quot;)&quot;" office:value-type="string" office:string-value="  * [Github8.png](/wiki/Assets/Images/Github8.png)" calcext:value-type="string">
            <text:p><text:s text:c="2"/>* [Github8.png](/wiki/Assets/Images/Github8.png)</text:p>
          </table:table-cell>
        </table:table-row>
        <table:table-row table:style-name="ro1">
          <table:table-cell office:value-type="string" calcext:value-type="string">
            <text:p>Github9.png</text:p>
          </table:table-cell>
          <table:table-cell office:value-type="string" calcext:value-type="string">
            <text:p>/wiki/Assets/Images/</text:p>
          </table:table-cell>
          <table:table-cell table:formula="of:=[.B61]&amp;[.A61]" office:value-type="string" office:string-value="/wiki/Assets/Images/Github9.png" calcext:value-type="string">
            <text:p>/wiki/Assets/Images/Github9.png</text:p>
          </table:table-cell>
          <table:table-cell/>
          <table:table-cell table:formula="of:=&quot;  * [&quot;&amp;[.A61]&amp;&quot;](&quot;&amp;[.C61]&amp;&quot;)&quot;" office:value-type="string" office:string-value="  * [Github9.png](/wiki/Assets/Images/Github9.png)" calcext:value-type="string">
            <text:p><text:s text:c="2"/>* [Github9.png](/wiki/Assets/Images/Github9.png)</text:p>
          </table:table-cell>
        </table:table-row>
        <table:table-row table:style-name="ro1">
          <table:table-cell office:value-type="string" calcext:value-type="string">
            <text:p>Haroopad1.png</text:p>
          </table:table-cell>
          <table:table-cell office:value-type="string" calcext:value-type="string">
            <text:p>/wiki/Assets/Images/</text:p>
          </table:table-cell>
          <table:table-cell table:formula="of:=[.B62]&amp;[.A62]" office:value-type="string" office:string-value="/wiki/Assets/Images/Haroopad1.png" calcext:value-type="string">
            <text:p>/wiki/Assets/Images/Haroopad1.png</text:p>
          </table:table-cell>
          <table:table-cell/>
          <table:table-cell table:formula="of:=&quot;  * [&quot;&amp;[.A62]&amp;&quot;](&quot;&amp;[.C62]&amp;&quot;)&quot;" office:value-type="string" office:string-value="  * [Haroopad1.png](/wiki/Assets/Images/Haroopad1.png)" calcext:value-type="string">
            <text:p><text:s text:c="2"/>* [Haroopad1.png](/wiki/Assets/Images/Haroopad1.png)</text:p>
          </table:table-cell>
        </table:table-row>
        <table:table-row table:style-name="ro1">
          <table:table-cell office:value-type="string" calcext:value-type="string">
            <text:p>Infrastruktur.png</text:p>
          </table:table-cell>
          <table:table-cell office:value-type="string" calcext:value-type="string">
            <text:p>/wiki/Assets/Images/</text:p>
          </table:table-cell>
          <table:table-cell table:formula="of:=[.B63]&amp;[.A63]" office:value-type="string" office:string-value="/wiki/Assets/Images/Infrastruktur.png" calcext:value-type="string">
            <text:p>/wiki/Assets/Images/Infrastruktur.png</text:p>
          </table:table-cell>
          <table:table-cell/>
          <table:table-cell table:formula="of:=&quot;  * [&quot;&amp;[.A63]&amp;&quot;](&quot;&amp;[.C63]&amp;&quot;)&quot;" office:value-type="string" office:string-value="  * [Infrastruktur.png](/wiki/Assets/Images/Infrastruktur.png)" calcext:value-type="string">
            <text:p><text:s text:c="2"/>* [Infrastruktur.png](/wiki/Assets/Images/Infrastruktur.png)</text:p>
          </table:table-cell>
        </table:table-row>
        <table:table-row table:style-name="ro1">
          <table:table-cell table:style-name="ce1" office:value-type="string" calcext:value-type="string">
            <text:p>Markdown/</text:p>
          </table:table-cell>
          <table:table-cell office:value-type="string" calcext:value-type="string">
            <text:p>/wiki/Assets/Images/</text:p>
          </table:table-cell>
          <table:table-cell table:formula="of:=[.B64]&amp;[.A64]" office:value-type="string" office:string-value="/wiki/Assets/Images/Markdown/" calcext:value-type="string">
            <text:p>/wiki/Assets/Images/Markdown/</text:p>
          </table:table-cell>
          <table:table-cell office:value-type="string" calcext:value-type="string">
            <text:p>Direktori</text:p>
          </table:table-cell>
          <table:table-cell table:formula="of:=&quot;  * [&quot;&amp;[.A64]&amp;&quot;](&quot;&amp;[.C64]&amp;&quot;)&quot;" office:value-type="string" office:string-value="  * [Markdown/](/wiki/Assets/Images/Markdown/)" calcext:value-type="string">
            <text:p><text:s text:c="2"/>* [Markdown/](/wiki/Assets/Images/Markdown/)</text:p>
          </table:table-cell>
        </table:table-row>
        <table:table-row table:style-name="ro1">
          <table:table-cell office:value-type="string" calcext:value-type="string">
            <text:p>MigrasiWiki1.png</text:p>
          </table:table-cell>
          <table:table-cell office:value-type="string" calcext:value-type="string">
            <text:p>/wiki/Assets/Images/</text:p>
          </table:table-cell>
          <table:table-cell table:formula="of:=[.B65]&amp;[.A65]" office:value-type="string" office:string-value="/wiki/Assets/Images/MigrasiWiki1.png" calcext:value-type="string">
            <text:p>/wiki/Assets/Images/MigrasiWiki1.png</text:p>
          </table:table-cell>
          <table:table-cell/>
          <table:table-cell table:formula="of:=&quot;  * [&quot;&amp;[.A65]&amp;&quot;](&quot;&amp;[.C65]&amp;&quot;)&quot;" office:value-type="string" office:string-value="  * [MigrasiWiki1.png](/wiki/Assets/Images/MigrasiWiki1.png)" calcext:value-type="string">
            <text:p><text:s text:c="2"/>* [MigrasiWiki1.png](/wiki/Assets/Images/MigrasiWiki1.png)</text:p>
          </table:table-cell>
        </table:table-row>
        <table:table-row table:style-name="ro1">
          <table:table-cell office:value-type="string" calcext:value-type="string">
            <text:p>MigrasiWiki2.png</text:p>
          </table:table-cell>
          <table:table-cell office:value-type="string" calcext:value-type="string">
            <text:p>/wiki/Assets/Images/</text:p>
          </table:table-cell>
          <table:table-cell table:formula="of:=[.B66]&amp;[.A66]" office:value-type="string" office:string-value="/wiki/Assets/Images/MigrasiWiki2.png" calcext:value-type="string">
            <text:p>/wiki/Assets/Images/MigrasiWiki2.png</text:p>
          </table:table-cell>
          <table:table-cell/>
          <table:table-cell table:formula="of:=&quot;  * [&quot;&amp;[.A66]&amp;&quot;](&quot;&amp;[.C66]&amp;&quot;)&quot;" office:value-type="string" office:string-value="  * [MigrasiWiki2.png](/wiki/Assets/Images/MigrasiWiki2.png)" calcext:value-type="string">
            <text:p><text:s text:c="2"/>* [MigrasiWiki2.png](/wiki/Assets/Images/MigrasiWiki2.png)</text:p>
          </table:table-cell>
        </table:table-row>
        <table:table-row table:style-name="ro1">
          <table:table-cell office:value-type="string" calcext:value-type="string">
            <text:p>MigrasiWiki3.png</text:p>
          </table:table-cell>
          <table:table-cell office:value-type="string" calcext:value-type="string">
            <text:p>/wiki/Assets/Images/</text:p>
          </table:table-cell>
          <table:table-cell table:formula="of:=[.B67]&amp;[.A67]" office:value-type="string" office:string-value="/wiki/Assets/Images/MigrasiWiki3.png" calcext:value-type="string">
            <text:p>/wiki/Assets/Images/MigrasiWiki3.png</text:p>
          </table:table-cell>
          <table:table-cell/>
          <table:table-cell table:formula="of:=&quot;  * [&quot;&amp;[.A67]&amp;&quot;](&quot;&amp;[.C67]&amp;&quot;)&quot;" office:value-type="string" office:string-value="  * [MigrasiWiki3.png](/wiki/Assets/Images/MigrasiWiki3.png)" calcext:value-type="string">
            <text:p><text:s text:c="2"/>* [MigrasiWiki3.png](/wiki/Assets/Images/MigrasiWiki3.png)</text:p>
          </table:table-cell>
        </table:table-row>
        <table:table-row table:style-name="ro1">
          <table:table-cell office:value-type="string" calcext:value-type="string">
            <text:p>MigrasiWiki4.png</text:p>
          </table:table-cell>
          <table:table-cell office:value-type="string" calcext:value-type="string">
            <text:p>/wiki/Assets/Images/</text:p>
          </table:table-cell>
          <table:table-cell table:formula="of:=[.B68]&amp;[.A68]" office:value-type="string" office:string-value="/wiki/Assets/Images/MigrasiWiki4.png" calcext:value-type="string">
            <text:p>/wiki/Assets/Images/MigrasiWiki4.png</text:p>
          </table:table-cell>
          <table:table-cell/>
          <table:table-cell table:formula="of:=&quot;  * [&quot;&amp;[.A68]&amp;&quot;](&quot;&amp;[.C68]&amp;&quot;)&quot;" office:value-type="string" office:string-value="  * [MigrasiWiki4.png](/wiki/Assets/Images/MigrasiWiki4.png)" calcext:value-type="string">
            <text:p><text:s text:c="2"/>* [MigrasiWiki4.png](/wiki/Assets/Images/MigrasiWiki4.png)</text:p>
          </table:table-cell>
        </table:table-row>
        <table:table-row table:style-name="ro1">
          <table:table-cell office:value-type="string" calcext:value-type="string">
            <text:p>MigrasiWiki5.png</text:p>
          </table:table-cell>
          <table:table-cell office:value-type="string" calcext:value-type="string">
            <text:p>/wiki/Assets/Images/</text:p>
          </table:table-cell>
          <table:table-cell table:formula="of:=[.B69]&amp;[.A69]" office:value-type="string" office:string-value="/wiki/Assets/Images/MigrasiWiki5.png" calcext:value-type="string">
            <text:p>/wiki/Assets/Images/MigrasiWiki5.png</text:p>
          </table:table-cell>
          <table:table-cell/>
          <table:table-cell table:formula="of:=&quot;  * [&quot;&amp;[.A69]&amp;&quot;](&quot;&amp;[.C69]&amp;&quot;)&quot;" office:value-type="string" office:string-value="  * [MigrasiWiki5.png](/wiki/Assets/Images/MigrasiWiki5.png)" calcext:value-type="string">
            <text:p><text:s text:c="2"/>* [MigrasiWiki5.png](/wiki/Assets/Images/MigrasiWiki5.png)</text:p>
          </table:table-cell>
        </table:table-row>
        <table:table-row table:style-name="ro1">
          <table:table-cell office:value-type="string" calcext:value-type="string">
            <text:p>MigrasiWiki6.png</text:p>
          </table:table-cell>
          <table:table-cell office:value-type="string" calcext:value-type="string">
            <text:p>/wiki/Assets/Images/</text:p>
          </table:table-cell>
          <table:table-cell table:formula="of:=[.B70]&amp;[.A70]" office:value-type="string" office:string-value="/wiki/Assets/Images/MigrasiWiki6.png" calcext:value-type="string">
            <text:p>/wiki/Assets/Images/MigrasiWiki6.png</text:p>
          </table:table-cell>
          <table:table-cell/>
          <table:table-cell table:formula="of:=&quot;  * [&quot;&amp;[.A70]&amp;&quot;](&quot;&amp;[.C70]&amp;&quot;)&quot;" office:value-type="string" office:string-value="  * [MigrasiWiki6.png](/wiki/Assets/Images/MigrasiWiki6.png)" calcext:value-type="string">
            <text:p><text:s text:c="2"/>* [MigrasiWiki6.png](/wiki/Assets/Images/MigrasiWiki6.png)</text:p>
          </table:table-cell>
        </table:table-row>
        <table:table-row table:style-name="ro1">
          <table:table-cell office:value-type="string" calcext:value-type="string">
            <text:p>PestaRilisXSurabaya.jpg</text:p>
          </table:table-cell>
          <table:table-cell office:value-type="string" calcext:value-type="string">
            <text:p>/wiki/Assets/Images/</text:p>
          </table:table-cell>
          <table:table-cell table:formula="of:=[.B71]&amp;[.A71]" office:value-type="string" office:string-value="/wiki/Assets/Images/PestaRilisXSurabaya.jpg" calcext:value-type="string">
            <text:p>/wiki/Assets/Images/PestaRilisXSurabaya.jpg</text:p>
          </table:table-cell>
          <table:table-cell/>
          <table:table-cell table:formula="of:=&quot;  * [&quot;&amp;[.A71]&amp;&quot;](&quot;&amp;[.C71]&amp;&quot;)&quot;" office:value-type="string" office:string-value="  * [PestaRilisXSurabaya.jpg](/wiki/Assets/Images/PestaRilisXSurabaya.jpg)" calcext:value-type="string">
            <text:p><text:s text:c="2"/>* [PestaRilisXSurabaya.jpg](/wiki/Assets/Images/PestaRilisXSurabaya.jpg)</text:p>
          </table:table-cell>
        </table:table-row>
        <table:table-row table:style-name="ro1">
          <table:table-cell office:value-type="string" calcext:value-type="string">
            <text:p>PreviewWiki.png</text:p>
          </table:table-cell>
          <table:table-cell office:value-type="string" calcext:value-type="string">
            <text:p>/wiki/Assets/Images/</text:p>
          </table:table-cell>
          <table:table-cell table:formula="of:=[.B72]&amp;[.A72]" office:value-type="string" office:string-value="/wiki/Assets/Images/PreviewWiki.png" calcext:value-type="string">
            <text:p>/wiki/Assets/Images/PreviewWiki.png</text:p>
          </table:table-cell>
          <table:table-cell/>
          <table:table-cell table:formula="of:=&quot;  * [&quot;&amp;[.A72]&amp;&quot;](&quot;&amp;[.C72]&amp;&quot;)&quot;" office:value-type="string" office:string-value="  * [PreviewWiki.png](/wiki/Assets/Images/PreviewWiki.png)" calcext:value-type="string">
            <text:p><text:s text:c="2"/>* [PreviewWiki.png](/wiki/Assets/Images/PreviewWiki.png)</text:p>
          </table:table-cell>
        </table:table-row>
        <table:table-row table:style-name="ro1">
          <table:table-cell office:value-type="string" calcext:value-type="string">
            <text:p>SampulBuku1.jpg</text:p>
          </table:table-cell>
          <table:table-cell office:value-type="string" calcext:value-type="string">
            <text:p>/wiki/Assets/Images/</text:p>
          </table:table-cell>
          <table:table-cell table:formula="of:=[.B73]&amp;[.A73]" office:value-type="string" office:string-value="/wiki/Assets/Images/SampulBuku1.jpg" calcext:value-type="string">
            <text:p>/wiki/Assets/Images/SampulBuku1.jpg</text:p>
          </table:table-cell>
          <table:table-cell/>
          <table:table-cell table:formula="of:=&quot;  * [&quot;&amp;[.A73]&amp;&quot;](&quot;&amp;[.C73]&amp;&quot;)&quot;" office:value-type="string" office:string-value="  * [SampulBuku1.jpg](/wiki/Assets/Images/SampulBuku1.jpg)" calcext:value-type="string">
            <text:p><text:s text:c="2"/>* [SampulBuku1.jpg](/wiki/Assets/Images/SampulBuku1.jpg)</text:p>
          </table:table-cell>
        </table:table-row>
        <table:table-row table:style-name="ro1">
          <table:table-cell office:value-type="string" calcext:value-type="string">
            <text:p>SimpanWiki2.png</text:p>
          </table:table-cell>
          <table:table-cell office:value-type="string" calcext:value-type="string">
            <text:p>/wiki/Assets/Images/</text:p>
          </table:table-cell>
          <table:table-cell table:formula="of:=[.B74]&amp;[.A74]" office:value-type="string" office:string-value="/wiki/Assets/Images/SimpanWiki2.png" calcext:value-type="string">
            <text:p>/wiki/Assets/Images/SimpanWiki2.png</text:p>
          </table:table-cell>
          <table:table-cell/>
          <table:table-cell table:formula="of:=&quot;  * [&quot;&amp;[.A74]&amp;&quot;](&quot;&amp;[.C74]&amp;&quot;)&quot;" office:value-type="string" office:string-value="  * [SimpanWiki2.png](/wiki/Assets/Images/SimpanWiki2.png)" calcext:value-type="string">
            <text:p><text:s text:c="2"/>* [SimpanWiki2.png](/wiki/Assets/Images/SimpanWiki2.png)</text:p>
          </table:table-cell>
        </table:table-row>
        <table:table-row table:style-name="ro1">
          <table:table-cell office:value-type="string" calcext:value-type="string">
            <text:p>SimpanWiki3.png</text:p>
          </table:table-cell>
          <table:table-cell office:value-type="string" calcext:value-type="string">
            <text:p>/wiki/Assets/Images/</text:p>
          </table:table-cell>
          <table:table-cell table:formula="of:=[.B75]&amp;[.A75]" office:value-type="string" office:string-value="/wiki/Assets/Images/SimpanWiki3.png" calcext:value-type="string">
            <text:p>/wiki/Assets/Images/SimpanWiki3.png</text:p>
          </table:table-cell>
          <table:table-cell/>
          <table:table-cell table:formula="of:=&quot;  * [&quot;&amp;[.A75]&amp;&quot;](&quot;&amp;[.C75]&amp;&quot;)&quot;" office:value-type="string" office:string-value="  * [SimpanWiki3.png](/wiki/Assets/Images/SimpanWiki3.png)" calcext:value-type="string">
            <text:p><text:s text:c="2"/>* [SimpanWiki3.png](/wiki/Assets/Images/SimpanWiki3.png)</text:p>
          </table:table-cell>
        </table:table-row>
        <table:table-row table:style-name="ro1">
          <table:table-cell office:value-type="string" calcext:value-type="string">
            <text:p>SimpanWiki.png</text:p>
          </table:table-cell>
          <table:table-cell office:value-type="string" calcext:value-type="string">
            <text:p>/wiki/Assets/Images/</text:p>
          </table:table-cell>
          <table:table-cell table:formula="of:=[.B76]&amp;[.A76]" office:value-type="string" office:string-value="/wiki/Assets/Images/SimpanWiki.png" calcext:value-type="string">
            <text:p>/wiki/Assets/Images/SimpanWiki.png</text:p>
          </table:table-cell>
          <table:table-cell/>
          <table:table-cell table:formula="of:=&quot;  * [&quot;&amp;[.A76]&amp;&quot;](&quot;&amp;[.C76]&amp;&quot;)&quot;" office:value-type="string" office:string-value="  * [SimpanWiki.png](/wiki/Assets/Images/SimpanWiki.png)" calcext:value-type="string">
            <text:p><text:s text:c="2"/>* [SimpanWiki.png](/wiki/Assets/Images/SimpanWiki.png)</text:p>
          </table:table-cell>
        </table:table-row>
        <table:table-row table:style-name="ro1">
          <table:table-cell office:value-type="string" calcext:value-type="string">
            <text:p>BlankOnReport.pdf</text:p>
          </table:table-cell>
          <table:table-cell office:value-type="string" calcext:value-type="string">
            <text:p>/wiki/Assets/Others/</text:p>
          </table:table-cell>
          <table:table-cell table:formula="of:=[.B77]&amp;[.A77]" office:value-type="string" office:string-value="/wiki/Assets/Others/BlankOnReport.pdf" calcext:value-type="string">
            <text:p>/wiki/Assets/Others/BlankOnReport.pdf</text:p>
          </table:table-cell>
          <table:table-cell/>
          <table:table-cell table:formula="of:=&quot;  * [&quot;&amp;[.A77]&amp;&quot;](&quot;&amp;[.C77]&amp;&quot;)&quot;" office:value-type="string" office:string-value="  * [BlankOnReport.pdf](/wiki/Assets/Others/BlankOnReport.pdf)" calcext:value-type="string">
            <text:p><text:s text:c="2"/>* [BlankOnReport.pdf](/wiki/Assets/Others/BlankOnReport.pdf)</text:p>
          </table:table-cell>
        </table:table-row>
        <table:table-row table:style-name="ro1">
          <table:table-cell office:value-type="string" calcext:value-type="string">
            <text:p>BukuPanduanMeuligoe.pdf</text:p>
          </table:table-cell>
          <table:table-cell office:value-type="string" calcext:value-type="string">
            <text:p>/wiki/Assets/Others/</text:p>
          </table:table-cell>
          <table:table-cell table:formula="of:=[.B78]&amp;[.A78]" office:value-type="string" office:string-value="/wiki/Assets/Others/BukuPanduanMeuligoe.pdf" calcext:value-type="string">
            <text:p>/wiki/Assets/Others/BukuPanduanMeuligoe.pdf</text:p>
          </table:table-cell>
          <table:table-cell/>
          <table:table-cell table:formula="of:=&quot;  * [&quot;&amp;[.A78]&amp;&quot;](&quot;&amp;[.C78]&amp;&quot;)&quot;" office:value-type="string" office:string-value="  * [BukuPanduanMeuligoe.pdf](/wiki/Assets/Others/BukuPanduanMeuligoe.pdf)" calcext:value-type="string">
            <text:p><text:s text:c="2"/>* [BukuPanduanMeuligoe.pdf](/wiki/Assets/Others/BukuPanduanMeuligoe.pdf)</text:p>
          </table:table-cell>
        </table:table-row>
        <table:table-row table:style-name="ro1">
          <table:table-cell office:value-type="string" calcext:value-type="string">
            <text:p>BukuPanduanRote.pdf</text:p>
          </table:table-cell>
          <table:table-cell office:value-type="string" calcext:value-type="string">
            <text:p>/wiki/Assets/Others/</text:p>
          </table:table-cell>
          <table:table-cell table:formula="of:=[.B79]&amp;[.A79]" office:value-type="string" office:string-value="/wiki/Assets/Others/BukuPanduanRote.pdf" calcext:value-type="string">
            <text:p>/wiki/Assets/Others/BukuPanduanRote.pdf</text:p>
          </table:table-cell>
          <table:table-cell/>
          <table:table-cell table:formula="of:=&quot;  * [&quot;&amp;[.A79]&amp;&quot;](&quot;&amp;[.C79]&amp;&quot;)&quot;" office:value-type="string" office:string-value="  * [BukuPanduanRote.pdf](/wiki/Assets/Others/BukuPanduanRote.pdf)" calcext:value-type="string">
            <text:p><text:s text:c="2"/>* [BukuPanduanRote.pdf](/wiki/Assets/Others/BukuPanduanRote.pdf)</text:p>
          </table:table-cell>
        </table:table-row>
        <table:table-row table:style-name="ro1">
          <table:table-cell office:value-type="string" calcext:value-type="string">
            <text:p>DaftarIsiWiki.ods</text:p>
          </table:table-cell>
          <table:table-cell office:value-type="string" calcext:value-type="string">
            <text:p>/wiki/Assets/Others/</text:p>
          </table:table-cell>
          <table:table-cell table:formula="of:=[.B80]&amp;[.A80]" office:value-type="string" office:string-value="/wiki/Assets/Others/DaftarIsiWiki.ods" calcext:value-type="string">
            <text:p>/wiki/Assets/Others/DaftarIsiWiki.ods</text:p>
          </table:table-cell>
          <table:table-cell/>
          <table:table-cell table:formula="of:=&quot;  * [&quot;&amp;[.A80]&amp;&quot;](&quot;&amp;[.C80]&amp;&quot;)&quot;" office:value-type="string" office:string-value="  * [DaftarIsiWiki.ods](/wiki/Assets/Others/DaftarIsiWiki.ods)" calcext:value-type="string">
            <text:p><text:s text:c="2"/>* [DaftarIsiWiki.ods](/wiki/Assets/Others/DaftarIsiWiki.ods)</text:p>
          </table:table-cell>
        </table:table-row>
        <table:table-row table:style-name="ro1">
          <table:table-cell office:value-type="string" calcext:value-type="string">
            <text:p>DaftarIsltilah.ods</text:p>
          </table:table-cell>
          <table:table-cell office:value-type="string" calcext:value-type="string">
            <text:p>/wiki/Assets/Others/</text:p>
          </table:table-cell>
          <table:table-cell table:formula="of:=[.B81]&amp;[.A81]" office:value-type="string" office:string-value="/wiki/Assets/Others/DaftarIsltilah.ods" calcext:value-type="string">
            <text:p>/wiki/Assets/Others/DaftarIsltilah.ods</text:p>
          </table:table-cell>
          <table:table-cell/>
          <table:table-cell table:formula="of:=&quot;  * [&quot;&amp;[.A81]&amp;&quot;](&quot;&amp;[.C81]&amp;&quot;)&quot;" office:value-type="string" office:string-value="  * [DaftarIsltilah.ods](/wiki/Assets/Others/DaftarIsltilah.ods)" calcext:value-type="string">
            <text:p><text:s text:c="2"/>* [DaftarIsltilah.ods](/wiki/Assets/Others/DaftarIsltilah.ods)</text:p>
          </table:table-cell>
        </table:table-row>
        <table:table-row table:style-name="ro1">
          <table:table-cell office:value-type="string" calcext:value-type="string">
            <text:p>DaftarRapat.ods</text:p>
          </table:table-cell>
          <table:table-cell office:value-type="string" calcext:value-type="string">
            <text:p>/wiki/Assets/Others/</text:p>
          </table:table-cell>
          <table:table-cell table:formula="of:=[.B82]&amp;[.A82]" office:value-type="string" office:string-value="/wiki/Assets/Others/DaftarRapat.ods" calcext:value-type="string">
            <text:p>/wiki/Assets/Others/DaftarRapat.ods</text:p>
          </table:table-cell>
          <table:table-cell/>
          <table:table-cell table:formula="of:=&quot;  * [&quot;&amp;[.A82]&amp;&quot;](&quot;&amp;[.C82]&amp;&quot;)&quot;" office:value-type="string" office:string-value="  * [DaftarRapat.ods](/wiki/Assets/Others/DaftarRapat.ods)" calcext:value-type="string">
            <text:p><text:s text:c="2"/>* [DaftarRapat.ods](/wiki/Assets/Others/DaftarRapat.ods)</text:p>
          </table:table-cell>
        </table:table-row>
        <table:table-row table:style-name="ro1">
          <table:table-cell office:value-type="string" calcext:value-type="string">
            <text:p>DaftarSpek.ods</text:p>
          </table:table-cell>
          <table:table-cell office:value-type="string" calcext:value-type="string">
            <text:p>/wiki/Assets/Others/</text:p>
          </table:table-cell>
          <table:table-cell table:formula="of:=[.B83]&amp;[.A83]" office:value-type="string" office:string-value="/wiki/Assets/Others/DaftarSpek.ods" calcext:value-type="string">
            <text:p>/wiki/Assets/Others/DaftarSpek.ods</text:p>
          </table:table-cell>
          <table:table-cell/>
          <table:table-cell table:formula="of:=&quot;  * [&quot;&amp;[.A83]&amp;&quot;](&quot;&amp;[.C83]&amp;&quot;)&quot;" office:value-type="string" office:string-value="  * [DaftarSpek.ods](/wiki/Assets/Others/DaftarSpek.ods)" calcext:value-type="string">
            <text:p><text:s text:c="2"/>* [DaftarSpek.ods](/wiki/Assets/Others/DaftarSpek.ods)</text:p>
          </table:table-cell>
        </table:table-row>
        <table:table-row table:style-name="ro1">
          <table:table-cell office:value-type="string" calcext:value-type="string">
            <text:p>LogKelasPembuatanTemplatBukuPanduanBlankOnUluwatuKedua.pdf</text:p>
          </table:table-cell>
          <table:table-cell office:value-type="string" calcext:value-type="string">
            <text:p>/wiki/Assets/Others/</text:p>
          </table:table-cell>
          <table:table-cell table:formula="of:=[.B84]&amp;[.A84]" office:value-type="string" office:string-value="/wiki/Assets/Others/LogKelasPembuatanTemplatBukuPanduanBlankOnUluwatuKedua.pdf" calcext:value-type="string">
            <text:p>/wiki/Assets/Others/LogKelasPembuatanTemplatBukuPanduanBlankOnUluwatuKedua.pdf</text:p>
          </table:table-cell>
          <table:table-cell/>
          <table:table-cell table:formula="of:=&quot;  * [&quot;&amp;[.A84]&amp;&quot;](&quot;&amp;[.C84]&amp;&quot;)&quot;" office:value-type="string" office:string-value="  * [LogKelasPembuatanTemplatBukuPanduanBlankOnUluwatuKedua.pdf](/wiki/Assets/Others/LogKelasPembuatanTemplatBukuPanduanBlankOnUluwatuKedua.pdf)" calcext:value-type="string">
            <text:p><text:s text:c="2"/>* [LogKelasPembuatanTemplatBukuPanduanBlankOnUluwatuKedua.pdf](/wiki/Assets/Others/LogKelasPembuatanTemplatBukuPanduanBlankOnUluwatuKedua.pdf)</text:p>
          </table:table-cell>
        </table:table-row>
        <table:table-row table:style-name="ro1">
          <table:table-cell office:value-type="string" calcext:value-type="string">
            <text:p>LogKelasPembuatanTemplatBukuPanduanBlankOnUluwatuPertama.pdf</text:p>
          </table:table-cell>
          <table:table-cell office:value-type="string" calcext:value-type="string">
            <text:p>/wiki/Assets/Others/</text:p>
          </table:table-cell>
          <table:table-cell table:formula="of:=[.B85]&amp;[.A85]" office:value-type="string" office:string-value="/wiki/Assets/Others/LogKelasPembuatanTemplatBukuPanduanBlankOnUluwatuPertama.pdf" calcext:value-type="string">
            <text:p>/wiki/Assets/Others/LogKelasPembuatanTemplatBukuPanduanBlankOnUluwatuPertama.pdf</text:p>
          </table:table-cell>
          <table:table-cell/>
          <table:table-cell table:formula="of:=&quot;  * [&quot;&amp;[.A85]&amp;&quot;](&quot;&amp;[.C85]&amp;&quot;)&quot;" office:value-type="string" office:string-value="  * [LogKelasPembuatanTemplatBukuPanduanBlankOnUluwatuPertama.pdf](/wiki/Assets/Others/LogKelasPembuatanTemplatBukuPanduanBlankOnUluwatuPertama.pdf)" calcext:value-type="string">
            <text:p><text:s text:c="2"/>* [LogKelasPembuatanTemplatBukuPanduanBlankOnUluwatuPertama.pdf](/wiki/Assets/Others/LogKelasPembuatanTemplatBukuPanduanBlankOnUluwatuPertama.pdf)</text:p>
          </table:table-cell>
        </table:table-row>
        <table:table-row table:style-name="ro1">
          <table:table-cell office:value-type="string" calcext:value-type="string">
            <text:p>LogLokakaryaMembuatDaftarIsiOtomatis.pdf</text:p>
          </table:table-cell>
          <table:table-cell office:value-type="string" calcext:value-type="string">
            <text:p>/wiki/Assets/Others/</text:p>
          </table:table-cell>
          <table:table-cell table:formula="of:=[.B86]&amp;[.A86]" office:value-type="string" office:string-value="/wiki/Assets/Others/LogLokakaryaMembuatDaftarIsiOtomatis.pdf" calcext:value-type="string">
            <text:p>/wiki/Assets/Others/LogLokakaryaMembuatDaftarIsiOtomatis.pdf</text:p>
          </table:table-cell>
          <table:table-cell/>
          <table:table-cell table:formula="of:=&quot;  * [&quot;&amp;[.A86]&amp;&quot;](&quot;&amp;[.C86]&amp;&quot;)&quot;" office:value-type="string" office:string-value="  * [LogLokakaryaMembuatDaftarIsiOtomatis.pdf](/wiki/Assets/Others/LogLokakaryaMembuatDaftarIsiOtomatis.pdf)" calcext:value-type="string">
            <text:p><text:s text:c="2"/>* [LogLokakaryaMembuatDaftarIsiOtomatis.pdf](/wiki/Assets/Others/LogLokakaryaMembuatDaftarIsiOtomatis.pdf)</text:p>
          </table:table-cell>
        </table:table-row>
        <table:table-row table:style-name="ro1">
          <table:table-cell office:value-type="string" calcext:value-type="string">
            <text:p>MenjadiPengembangBlankOn.pdf</text:p>
          </table:table-cell>
          <table:table-cell office:value-type="string" calcext:value-type="string">
            <text:p>/wiki/Assets/Others/</text:p>
          </table:table-cell>
          <table:table-cell table:formula="of:=[.B87]&amp;[.A87]" office:value-type="string" office:string-value="/wiki/Assets/Others/MenjadiPengembangBlankOn.pdf" calcext:value-type="string">
            <text:p>/wiki/Assets/Others/MenjadiPengembangBlankOn.pdf</text:p>
          </table:table-cell>
          <table:table-cell/>
          <table:table-cell table:formula="of:=&quot;  * [&quot;&amp;[.A87]&amp;&quot;](&quot;&amp;[.C87]&amp;&quot;)&quot;" office:value-type="string" office:string-value="  * [MenjadiPengembangBlankOn.pdf](/wiki/Assets/Others/MenjadiPengembangBlankOn.pdf)" calcext:value-type="string">
            <text:p><text:s text:c="2"/>* [MenjadiPengembangBlankOn.pdf](/wiki/Assets/Others/MenjadiPengembangBlankOn.pdf)</text:p>
          </table:table-cell>
        </table:table-row>
        <table:table-row table:style-name="ro1">
          <table:table-cell office:value-type="string" calcext:value-type="string">
            <text:p>PedomanPenulisanAksaraJawa.pdf</text:p>
          </table:table-cell>
          <table:table-cell office:value-type="string" calcext:value-type="string">
            <text:p>/wiki/Assets/Others/</text:p>
          </table:table-cell>
          <table:table-cell table:formula="of:=[.B88]&amp;[.A88]" office:value-type="string" office:string-value="/wiki/Assets/Others/PedomanPenulisanAksaraJawa.pdf" calcext:value-type="string">
            <text:p>/wiki/Assets/Others/PedomanPenulisanAksaraJawa.pdf</text:p>
          </table:table-cell>
          <table:table-cell/>
          <table:table-cell table:formula="of:=&quot;  * [&quot;&amp;[.A88]&amp;&quot;](&quot;&amp;[.C88]&amp;&quot;)&quot;" office:value-type="string" office:string-value="  * [PedomanPenulisanAksaraJawa.pdf](/wiki/Assets/Others/PedomanPenulisanAksaraJawa.pdf)" calcext:value-type="string">
            <text:p><text:s text:c="2"/>* [PedomanPenulisanAksaraJawa.pdf](/wiki/Assets/Others/PedomanPenulisanAksaraJawa.pdf)</text:p>
          </table:table-cell>
        </table:table-row>
        <table:table-row table:style-name="ro1">
          <table:table-cell office:value-type="string" calcext:value-type="string">
            <text:p>PengenalanProyekBlankOn.pdf</text:p>
          </table:table-cell>
          <table:table-cell office:value-type="string" calcext:value-type="string">
            <text:p>/wiki/Assets/Others/</text:p>
          </table:table-cell>
          <table:table-cell table:formula="of:=[.B89]&amp;[.A89]" office:value-type="string" office:string-value="/wiki/Assets/Others/PengenalanProyekBlankOn.pdf" calcext:value-type="string">
            <text:p>/wiki/Assets/Others/PengenalanProyekBlankOn.pdf</text:p>
          </table:table-cell>
          <table:table-cell/>
          <table:table-cell table:formula="of:=&quot;  * [&quot;&amp;[.A89]&amp;&quot;](&quot;&amp;[.C89]&amp;&quot;)&quot;" office:value-type="string" office:string-value="  * [PengenalanProyekBlankOn.pdf](/wiki/Assets/Others/PengenalanProyekBlankOn.pdf)" calcext:value-type="string">
            <text:p><text:s text:c="2"/>* [PengenalanProyekBlankOn.pdf](/wiki/Assets/Others/PengenalanProyekBlankOn.pdf)</text:p>
          </table:table-cell>
        </table:table-row>
        <table:table-row table:style-name="ro1">
          <table:table-cell office:value-type="string" calcext:value-type="string">
            <text:p>UlasanBlankOn1.pdf</text:p>
          </table:table-cell>
          <table:table-cell office:value-type="string" calcext:value-type="string">
            <text:p>/wiki/Assets/Others/</text:p>
          </table:table-cell>
          <table:table-cell table:formula="of:=[.B90]&amp;[.A90]" office:value-type="string" office:string-value="/wiki/Assets/Others/UlasanBlankOn1.pdf" calcext:value-type="string">
            <text:p>/wiki/Assets/Others/UlasanBlankOn1.pdf</text:p>
          </table:table-cell>
          <table:table-cell/>
          <table:table-cell table:formula="of:=&quot;  * [&quot;&amp;[.A90]&amp;&quot;](&quot;&amp;[.C90]&amp;&quot;)&quot;" office:value-type="string" office:string-value="  * [UlasanBlankOn1.pdf](/wiki/Assets/Others/UlasanBlankOn1.pdf)" calcext:value-type="string">
            <text:p><text:s text:c="2"/>* [UlasanBlankOn1.pdf](/wiki/Assets/Others/UlasanBlankOn1.pdf)</text:p>
          </table:table-cell>
        </table:table-row>
        <table:table-row table:style-name="ro1">
          <table:table-cell table:style-name="ce1" office:value-type="string" calcext:value-type="string">
            <text:p>BlanKoding/</text:p>
          </table:table-cell>
          <table:table-cell office:value-type="string" calcext:value-type="string">
            <text:p>/wiki/Acara/</text:p>
          </table:table-cell>
          <table:table-cell table:formula="of:=[.B91]&amp;[.A91]" office:value-type="string" office:string-value="/wiki/Acara/BlanKoding/" calcext:value-type="string">
            <text:p>/wiki/Acara/BlanKoding/</text:p>
          </table:table-cell>
          <table:table-cell office:value-type="string" calcext:value-type="string">
            <text:p>Direktori</text:p>
          </table:table-cell>
          <table:table-cell table:formula="of:=&quot;  * [&quot;&amp;[.A91]&amp;&quot;](&quot;&amp;[.C91]&amp;&quot;)&quot;" office:value-type="string" office:string-value="  * [BlanKoding/](/wiki/Acara/BlanKoding/)" calcext:value-type="string">
            <text:p><text:s text:c="2"/>* [BlanKoding/](/wiki/Acara/BlanKoding/)</text:p>
          </table:table-cell>
        </table:table-row>
        <table:table-row table:style-name="ro1">
          <table:table-cell table:style-name="ce3" office:value-type="string" calcext:value-type="string">
            <text:p>BlanKoding2005.md</text:p>
          </table:table-cell>
          <table:table-cell office:value-type="string" calcext:value-type="string">
            <text:p>/wiki/Acara/BlanKoding/</text:p>
          </table:table-cell>
          <table:table-cell table:formula="of:=[.B92]&amp;[.A92]" office:value-type="string" office:string-value="/wiki/Acara/BlanKoding/BlanKoding2005.md" calcext:value-type="string">
            <text:p>/wiki/Acara/BlanKoding/BlanKoding2005.md</text:p>
          </table:table-cell>
          <table:table-cell/>
          <table:table-cell table:formula="of:=&quot;  * [&quot;&amp;[.A92]&amp;&quot;](&quot;&amp;[.C92]&amp;&quot;)&quot;" office:value-type="string" office:string-value="  * [BlanKoding2005.md](/wiki/Acara/BlanKoding/BlanKoding2005.md)" calcext:value-type="string">
            <text:p><text:s text:c="2"/>* [BlanKoding2005.md](/wiki/Acara/BlanKoding/BlanKoding2005.md)</text:p>
          </table:table-cell>
        </table:table-row>
        <table:table-row table:style-name="ro1">
          <table:table-cell table:style-name="ce3" office:value-type="string" calcext:value-type="string">
            <text:p>BlanKoding2006.md</text:p>
          </table:table-cell>
          <table:table-cell office:value-type="string" calcext:value-type="string">
            <text:p>/wiki/Acara/BlanKoding/</text:p>
          </table:table-cell>
          <table:table-cell table:formula="of:=[.B93]&amp;[.A93]" office:value-type="string" office:string-value="/wiki/Acara/BlanKoding/BlanKoding2006.md" calcext:value-type="string">
            <text:p>/wiki/Acara/BlanKoding/BlanKoding2006.md</text:p>
          </table:table-cell>
          <table:table-cell/>
          <table:table-cell table:formula="of:=&quot;  * [&quot;&amp;[.A93]&amp;&quot;](&quot;&amp;[.C93]&amp;&quot;)&quot;" office:value-type="string" office:string-value="  * [BlanKoding2006.md](/wiki/Acara/BlanKoding/BlanKoding2006.md)" calcext:value-type="string">
            <text:p><text:s text:c="2"/>* [BlanKoding2006.md](/wiki/Acara/BlanKoding/BlanKoding2006.md)</text:p>
          </table:table-cell>
        </table:table-row>
        <table:table-row table:style-name="ro1">
          <table:table-cell table:style-name="ce3" office:value-type="string" calcext:value-type="string">
            <text:p>BlanKoding2013.md</text:p>
          </table:table-cell>
          <table:table-cell office:value-type="string" calcext:value-type="string">
            <text:p>/wiki/Acara/BlanKoding/</text:p>
          </table:table-cell>
          <table:table-cell table:formula="of:=[.B94]&amp;[.A94]" office:value-type="string" office:string-value="/wiki/Acara/BlanKoding/BlanKoding2013.md" calcext:value-type="string">
            <text:p>/wiki/Acara/BlanKoding/BlanKoding2013.md</text:p>
          </table:table-cell>
          <table:table-cell/>
          <table:table-cell table:formula="of:=&quot;  * [&quot;&amp;[.A94]&amp;&quot;](&quot;&amp;[.C94]&amp;&quot;)&quot;" office:value-type="string" office:string-value="  * [BlanKoding2013.md](/wiki/Acara/BlanKoding/BlanKoding2013.md)" calcext:value-type="string">
            <text:p><text:s text:c="2"/>* [BlanKoding2013.md](/wiki/Acara/BlanKoding/BlanKoding2013.md)</text:p>
          </table:table-cell>
        </table:table-row>
        <table:table-row table:style-name="ro1">
          <table:table-cell table:style-name="ce3" office:value-type="string" calcext:value-type="string">
            <text:p>BlanKoding2017.md</text:p>
          </table:table-cell>
          <table:table-cell office:value-type="string" calcext:value-type="string">
            <text:p>/wiki/Acara/BlanKoding/</text:p>
          </table:table-cell>
          <table:table-cell table:formula="of:=[.B95]&amp;[.A95]" office:value-type="string" office:string-value="/wiki/Acara/BlanKoding/BlanKoding2017.md" calcext:value-type="string">
            <text:p>/wiki/Acara/BlanKoding/BlanKoding2017.md</text:p>
          </table:table-cell>
          <table:table-cell/>
          <table:table-cell table:formula="of:=&quot;  * [&quot;&amp;[.A95]&amp;&quot;](&quot;&amp;[.C95]&amp;&quot;)&quot;" office:value-type="string" office:string-value="  * [BlanKoding2017.md](/wiki/Acara/BlanKoding/BlanKoding2017.md)" calcext:value-type="string">
            <text:p><text:s text:c="2"/>* [BlanKoding2017.md](/wiki/Acara/BlanKoding/BlanKoding2017.md)</text:p>
          </table:table-cell>
        </table:table-row>
        <table:table-row table:style-name="ro1">
          <table:table-cell table:style-name="ce3" office:value-type="string" calcext:value-type="string">
            <text:p>KandidatTantanganBlankOn.md</text:p>
          </table:table-cell>
          <table:table-cell office:value-type="string" calcext:value-type="string">
            <text:p>/wiki/Acara/BlanKoding/</text:p>
          </table:table-cell>
          <table:table-cell table:formula="of:=[.B96]&amp;[.A96]" office:value-type="string" office:string-value="/wiki/Acara/BlanKoding/KandidatTantanganBlankOn.md" calcext:value-type="string">
            <text:p>/wiki/Acara/BlanKoding/KandidatTantanganBlankOn.md</text:p>
          </table:table-cell>
          <table:table-cell/>
          <table:table-cell table:formula="of:=&quot;  * [&quot;&amp;[.A96]&amp;&quot;](&quot;&amp;[.C96]&amp;&quot;)&quot;" office:value-type="string" office:string-value="  * [KandidatTantanganBlankOn.md](/wiki/Acara/BlanKoding/KandidatTantanganBlankOn.md)" calcext:value-type="string">
            <text:p><text:s text:c="2"/>* [KandidatTantanganBlankOn.md](/wiki/Acara/BlanKoding/KandidatTantanganBlankOn.md)</text:p>
          </table:table-cell>
        </table:table-row>
        <table:table-row table:style-name="ro1">
          <table:table-cell table:style-name="ce1" office:value-type="string" calcext:value-type="string">
            <text:p>BlanKonf/</text:p>
          </table:table-cell>
          <table:table-cell office:value-type="string" calcext:value-type="string">
            <text:p>/wiki/Acara/</text:p>
          </table:table-cell>
          <table:table-cell table:formula="of:=[.B97]&amp;[.A97]" office:value-type="string" office:string-value="/wiki/Acara/BlanKonf/" calcext:value-type="string">
            <text:p>/wiki/Acara/BlanKonf/</text:p>
          </table:table-cell>
          <table:table-cell office:value-type="string" calcext:value-type="string">
            <text:p>Direktori</text:p>
          </table:table-cell>
          <table:table-cell table:formula="of:=&quot;  * [&quot;&amp;[.A97]&amp;&quot;](&quot;&amp;[.C97]&amp;&quot;)&quot;" office:value-type="string" office:string-value="  * [BlanKonf/](/wiki/Acara/BlanKonf/)" calcext:value-type="string">
            <text:p><text:s text:c="2"/>* [BlanKonf/](/wiki/Acara/BlanKonf/)</text:p>
          </table:table-cell>
        </table:table-row>
        <table:table-row table:style-name="ro1">
          <table:table-cell table:style-name="ce1" office:value-type="string" calcext:value-type="string">
            <text:p>BlanKonf2009</text:p>
          </table:table-cell>
          <table:table-cell office:value-type="string" calcext:value-type="string">
            <text:p>/wiki/Acara/BlanKonf/</text:p>
          </table:table-cell>
          <table:table-cell table:formula="of:=[.B98]&amp;[.A98]" office:value-type="string" office:string-value="/wiki/Acara/BlanKonf/BlanKonf2009" calcext:value-type="string">
            <text:p>/wiki/Acara/BlanKonf/BlanKonf2009</text:p>
          </table:table-cell>
          <table:table-cell office:value-type="string" calcext:value-type="string">
            <text:p>Direktori</text:p>
          </table:table-cell>
          <table:table-cell table:formula="of:=&quot;  * [&quot;&amp;[.A98]&amp;&quot;](&quot;&amp;[.C98]&amp;&quot;)&quot;" office:value-type="string" office:string-value="  * [BlanKonf2009](/wiki/Acara/BlanKonf/BlanKonf2009)" calcext:value-type="string">
            <text:p><text:s text:c="2"/>* [BlanKonf2009](/wiki/Acara/BlanKonf/BlanKonf2009)</text:p>
          </table:table-cell>
        </table:table-row>
        <table:table-row table:style-name="ro1">
          <table:table-cell table:style-name="ce3" office:value-type="string" calcext:value-type="string">
            <text:p>AcaraBlanKonf2009.md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BlanKonf2009PeriapanPanitiaLokal.md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BlanKonf2009PersiapanAcara.md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BlanKonf2009PersiapanBukletSponsor.md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BlanKonf2009PersiapanDaftarPembicaraPanitia.md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BlanKonf2009PersiapanDaftarPeserta.md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BlanKonf2009Persiapan.md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BlanKonf2009PersiapanPeralatan.md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BlanKonf2009PersiapanPublikasi.md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BlanKonf2009PersiapanTargetSponsor.md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BlanKonf2009Presentasi.md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lanKonf2010</text:p>
          </table:table-cell>
          <table:table-cell office:value-type="string" calcext:value-type="string">
            <text:p>/wiki/Acara/BlanKonf/</text:p>
          </table:table-cell>
          <table:table-cell table:formula="of:=[.B110]&amp;[.A110]" office:value-type="string" office:string-value="/wiki/Acara/BlanKonf/BlanKonf2010" calcext:value-type="string">
            <text:p>/wiki/Acara/BlanKonf/BlanKonf2010</text:p>
          </table:table-cell>
          <table:table-cell office:value-type="string" calcext:value-type="string">
            <text:p>Direktori</text:p>
          </table:table-cell>
          <table:table-cell table:formula="of:=&quot;  * [&quot;&amp;[.A110]&amp;&quot;](&quot;&amp;[.C110]&amp;&quot;)&quot;" office:value-type="string" office:string-value="  * [BlanKonf2010](/wiki/Acara/BlanKonf/BlanKonf2010)" calcext:value-type="string">
            <text:p><text:s text:c="2"/>* [BlanKonf2010](/wiki/Acara/BlanKonf/BlanKonf2010)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 table:number-rows-repeated="12">
          <table:table-cell table:style-name="ce3"/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BlanKonf2011</text:p>
          </table:table-cell>
          <table:table-cell office:value-type="string" calcext:value-type="string">
            <text:p>/wiki/Acara/BlanKonf/</text:p>
          </table:table-cell>
          <table:table-cell table:formula="of:=[.B129]&amp;[.A129]" office:value-type="string" office:string-value="/wiki/Acara/BlanKonf/BlanKonf2011" calcext:value-type="string">
            <text:p>/wiki/Acara/BlanKonf/BlanKonf2011</text:p>
          </table:table-cell>
          <table:table-cell office:value-type="string" calcext:value-type="string">
            <text:p>Direktori</text:p>
          </table:table-cell>
          <table:table-cell table:formula="of:=&quot;  * [&quot;&amp;[.A129]&amp;&quot;](&quot;&amp;[.C129]&amp;&quot;)&quot;" office:value-type="string" office:string-value="  * [BlanKonf2011](/wiki/Acara/BlanKonf/BlanKonf2011)" calcext:value-type="string">
            <text:p><text:s text:c="2"/>* [BlanKonf2011](/wiki/Acara/BlanKonf/BlanKonf2011)</text:p>
          </table:table-cell>
        </table:table-row>
        <table:table-row table:style-name="ro1">
          <table:table-cell table:style-name="ce1" office:value-type="string" calcext:value-type="string">
            <text:p>BlanKonf2012</text:p>
          </table:table-cell>
          <table:table-cell office:value-type="string" calcext:value-type="string">
            <text:p>/wiki/Acara/BlanKonf/</text:p>
          </table:table-cell>
          <table:table-cell table:formula="of:=[.B130]&amp;[.A130]" office:value-type="string" office:string-value="/wiki/Acara/BlanKonf/BlanKonf2012" calcext:value-type="string">
            <text:p>/wiki/Acara/BlanKonf/BlanKonf2012</text:p>
          </table:table-cell>
          <table:table-cell office:value-type="string" calcext:value-type="string">
            <text:p>Direktori</text:p>
          </table:table-cell>
          <table:table-cell table:formula="of:=&quot;  * [&quot;&amp;[.A130]&amp;&quot;](&quot;&amp;[.C130]&amp;&quot;)&quot;" office:value-type="string" office:string-value="  * [BlanKonf2012](/wiki/Acara/BlanKonf/BlanKonf2012)" calcext:value-type="string">
            <text:p><text:s text:c="2"/>* [BlanKonf2012](/wiki/Acara/BlanKonf/BlanKonf2012)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BlanKopdar/</text:p>
          </table:table-cell>
          <table:table-cell office:value-type="string" calcext:value-type="string">
            <text:p>/wiki/Acara/</text:p>
          </table:table-cell>
          <table:table-cell table:formula="of:=[.B132]&amp;[.A132]" office:value-type="string" office:string-value="/wiki/Acara/BlanKopdar/" calcext:value-type="string">
            <text:p>/wiki/Acara/BlanKopdar/</text:p>
          </table:table-cell>
          <table:table-cell office:value-type="string" calcext:value-type="string">
            <text:p>Direktori</text:p>
          </table:table-cell>
          <table:table-cell table:formula="of:=&quot;  * [&quot;&amp;[.A132]&amp;&quot;](&quot;&amp;[.C132]&amp;&quot;)&quot;" office:value-type="string" office:string-value="  * [BlanKopdar/](/wiki/Acara/BlanKopdar/)" calcext:value-type="string">
            <text:p><text:s text:c="2"/>* [BlanKopdar/](/wiki/Acara/BlanKopdar/)</text:p>
          </table:table-cell>
        </table:table-row>
        <table:table-row table:style-name="ro1">
          <table:table-cell office:value-type="string" calcext:value-type="string">
            <text:p>ILC2007.md</text:p>
          </table:table-cell>
          <table:table-cell office:value-type="string" calcext:value-type="string">
            <text:p>/wiki/Acara/</text:p>
          </table:table-cell>
          <table:table-cell table:formula="of:=[.B133]&amp;[.A133]" office:value-type="string" office:string-value="/wiki/Acara/ILC2007.md" calcext:value-type="string">
            <text:p>/wiki/Acara/ILC2007.md</text:p>
          </table:table-cell>
          <table:table-cell office:value-type="string" calcext:value-type="string">
            <text:p>Kosong</text:p>
          </table:table-cell>
          <table:table-cell table:formula="of:=&quot;  * [&quot;&amp;[.A133]&amp;&quot;](&quot;&amp;[.C133]&amp;&quot;)&quot;" office:value-type="string" office:string-value="  * [ILC2007.md](/wiki/Acara/ILC2007.md)" calcext:value-type="string">
            <text:p><text:s text:c="2"/>* [ILC2007.md](/wiki/Acara/ILC2007.md)</text:p>
          </table:table-cell>
        </table:table-row>
        <table:table-row table:style-name="ro1">
          <table:table-cell table:style-name="ce1" office:value-type="string" calcext:value-type="string">
            <text:p>Tantangan/</text:p>
          </table:table-cell>
          <table:table-cell office:value-type="string" calcext:value-type="string">
            <text:p>/wiki/Acara/</text:p>
          </table:table-cell>
          <table:table-cell table:formula="of:=[.B134]&amp;[.A134]" office:value-type="string" office:string-value="/wiki/Acara/Tantangan/" calcext:value-type="string">
            <text:p>/wiki/Acara/Tantangan/</text:p>
          </table:table-cell>
          <table:table-cell office:value-type="string" calcext:value-type="string">
            <text:p>Direktori</text:p>
          </table:table-cell>
          <table:table-cell table:formula="of:=&quot;  * [&quot;&amp;[.A134]&amp;&quot;](&quot;&amp;[.C134]&amp;&quot;)&quot;" office:value-type="string" office:string-value="  * [Tantangan/](/wiki/Acara/Tantangan/)" calcext:value-type="string">
            <text:p><text:s text:c="2"/>* [Tantangan/](/wiki/Acara/Tantangan/)</text:p>
          </table:table-cell>
        </table:table-row>
      </table:table>
      <table:table table:name="PanduanDistribusi" table:style-name="ta1"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BAB I : Pengenalan BlankOn Linux</text:p>
          </table:table-cell>
          <table:table-cell office:value-type="string" calcext:value-type="string">
            <text:p>/wiki/TimPengembang/Dokumentasi/Panduan/PanduanDistribusi/</text:p>
          </table:table-cell>
          <table:table-cell office:value-type="string" calcext:value-type="string">
            <text:p>5/</text:p>
          </table:table-cell>
          <table:table-cell office:value-type="string" calcext:value-type="string">
            <text:p>Bab1.md</text:p>
          </table:table-cell>
          <table:table-cell table:formula="of:=&quot;  * [&quot;&amp;[.A1]&amp;&quot;]&quot;&amp;&quot;(&quot;&amp;[.B1]&amp;[.C1]&amp;[.D1]&amp;&quot;)&quot;" office:value-type="string" office:string-value="  * [BAB I : Pengenalan BlankOn Linux](/wiki/TimPengembang/Dokumentasi/Panduan/PanduanDistribusi/5/Bab1.md)" calcext:value-type="string">
            <text:p><text:s text:c="2"/>* [BAB I : Pengenalan BlankOn Linux](/wiki/TimPengembang/Dokumentasi/Panduan/PanduanDistribusi/5/Bab1.md)</text:p>
          </table:table-cell>
        </table:table-row>
        <table:table-row table:style-name="ro1">
          <table:table-cell office:value-type="string" calcext:value-type="string">
            <text:p>BAB II : Memasang BlankOn Linux</text:p>
          </table:table-cell>
          <table:table-cell table:formula="of:=[.B1]" office:value-type="string" office:string-value="/wiki/TimPengembang/Dokumentasi/Panduan/PanduanDistribusi/" calcext:value-type="string">
            <text:p>/wiki/TimPengembang/Dokumentasi/Panduan/PanduanDistribusi/</text:p>
          </table:table-cell>
          <table:table-cell table:formula="of:=[.C1]" office:value-type="string" office:string-value="5/" calcext:value-type="string">
            <text:p>5/</text:p>
          </table:table-cell>
          <table:table-cell office:value-type="string" calcext:value-type="string">
            <text:p>Bab2.md</text:p>
          </table:table-cell>
          <table:table-cell table:formula="of:=&quot;  * [&quot;&amp;[.A2]&amp;&quot;]&quot;&amp;&quot;(&quot;&amp;[.B2]&amp;[.C2]&amp;[.D2]&amp;&quot;)&quot;" office:value-type="string" office:string-value="  * [BAB II : Memasang BlankOn Linux](/wiki/TimPengembang/Dokumentasi/Panduan/PanduanDistribusi/5/Bab2.md)" calcext:value-type="string">
            <text:p><text:s text:c="2"/>* [BAB II : Memasang BlankOn Linux](/wiki/TimPengembang/Dokumentasi/Panduan/PanduanDistribusi/5/Bab2.md)</text:p>
          </table:table-cell>
        </table:table-row>
        <table:table-row table:style-name="ro1">
          <table:table-cell office:value-type="string" calcext:value-type="string">
            <text:p>BAB III</text:p>
          </table:table-cell>
          <table:table-cell table:formula="of:=[.B2]" office:value-type="string" office:string-value="/wiki/TimPengembang/Dokumentasi/Panduan/PanduanDistribusi/" calcext:value-type="string">
            <text:p>/wiki/TimPengembang/Dokumentasi/Panduan/PanduanDistribusi/</text:p>
          </table:table-cell>
          <table:table-cell table:formula="of:=[.C2]" office:value-type="string" office:string-value="5/" calcext:value-type="string">
            <text:p>5/</text:p>
          </table:table-cell>
          <table:table-cell office:value-type="string" calcext:value-type="string">
            <text:p>Bab3.md</text:p>
          </table:table-cell>
          <table:table-cell table:formula="of:=&quot;  * [&quot;&amp;[.A3]&amp;&quot;]&quot;&amp;&quot;(&quot;&amp;[.B3]&amp;[.C3]&amp;[.D3]&amp;&quot;)&quot;" office:value-type="string" office:string-value="  * [BAB III](/wiki/TimPengembang/Dokumentasi/Panduan/PanduanDistribusi/5/Bab3.md)" calcext:value-type="string">
            <text:p><text:s text:c="2"/>* [BAB III](/wiki/TimPengembang/Dokumentasi/Panduan/PanduanDistribusi/5/Bab3.md)</text:p>
          </table:table-cell>
        </table:table-row>
        <table:table-row table:style-name="ro1">
          <table:table-cell office:value-type="string" calcext:value-type="string">
            <text:p>BAB IV</text:p>
          </table:table-cell>
          <table:table-cell table:formula="of:=[.B3]" office:value-type="string" office:string-value="/wiki/TimPengembang/Dokumentasi/Panduan/PanduanDistribusi/" calcext:value-type="string">
            <text:p>/wiki/TimPengembang/Dokumentasi/Panduan/PanduanDistribusi/</text:p>
          </table:table-cell>
          <table:table-cell table:formula="of:=[.C3]" office:value-type="string" office:string-value="5/" calcext:value-type="string">
            <text:p>5/</text:p>
          </table:table-cell>
          <table:table-cell office:value-type="string" calcext:value-type="string">
            <text:p>Bab4.md</text:p>
          </table:table-cell>
          <table:table-cell table:formula="of:=&quot;  * [&quot;&amp;[.A4]&amp;&quot;]&quot;&amp;&quot;(&quot;&amp;[.B4]&amp;[.C4]&amp;[.D4]&amp;&quot;)&quot;" office:value-type="string" office:string-value="  * [BAB IV](/wiki/TimPengembang/Dokumentasi/Panduan/PanduanDistribusi/5/Bab4.md)" calcext:value-type="string">
            <text:p><text:s text:c="2"/>* [BAB IV](/wiki/TimPengembang/Dokumentasi/Panduan/PanduanDistribusi/5/Bab4.md)</text:p>
          </table:table-cell>
        </table:table-row>
        <table:table-row table:style-name="ro1">
          <table:table-cell office:value-type="string" calcext:value-type="string">
            <text:p>BAB V</text:p>
          </table:table-cell>
          <table:table-cell table:formula="of:=[.B4]" office:value-type="string" office:string-value="/wiki/TimPengembang/Dokumentasi/Panduan/PanduanDistribusi/" calcext:value-type="string">
            <text:p>/wiki/TimPengembang/Dokumentasi/Panduan/PanduanDistribusi/</text:p>
          </table:table-cell>
          <table:table-cell table:formula="of:=[.C4]" office:value-type="string" office:string-value="5/" calcext:value-type="string">
            <text:p>5/</text:p>
          </table:table-cell>
          <table:table-cell office:value-type="string" calcext:value-type="string">
            <text:p>Bab5.md</text:p>
          </table:table-cell>
          <table:table-cell table:formula="of:=&quot;  * [&quot;&amp;[.A5]&amp;&quot;]&quot;&amp;&quot;(&quot;&amp;[.B5]&amp;[.C5]&amp;[.D5]&amp;&quot;)&quot;" office:value-type="string" office:string-value="  * [BAB V](/wiki/TimPengembang/Dokumentasi/Panduan/PanduanDistribusi/5/Bab5.md)" calcext:value-type="string">
            <text:p><text:s text:c="2"/>* [BAB V](/wiki/TimPengembang/Dokumentasi/Panduan/PanduanDistribusi/5/Bab5.md)</text:p>
          </table:table-cell>
        </table:table-row>
        <table:table-row table:style-name="ro1">
          <table:table-cell office:value-type="string" calcext:value-type="string">
            <text:p>BAB VI</text:p>
          </table:table-cell>
          <table:table-cell table:formula="of:=[.B5]" office:value-type="string" office:string-value="/wiki/TimPengembang/Dokumentasi/Panduan/PanduanDistribusi/" calcext:value-type="string">
            <text:p>/wiki/TimPengembang/Dokumentasi/Panduan/PanduanDistribusi/</text:p>
          </table:table-cell>
          <table:table-cell table:formula="of:=[.C5]" office:value-type="string" office:string-value="5/" calcext:value-type="string">
            <text:p>5/</text:p>
          </table:table-cell>
          <table:table-cell office:value-type="string" calcext:value-type="string">
            <text:p>Bab6.md</text:p>
          </table:table-cell>
          <table:table-cell table:formula="of:=&quot;  * [&quot;&amp;[.A6]&amp;&quot;]&quot;&amp;&quot;(&quot;&amp;[.B6]&amp;[.C6]&amp;[.D6]&amp;&quot;)&quot;" office:value-type="string" office:string-value="  * [BAB VI](/wiki/TimPengembang/Dokumentasi/Panduan/PanduanDistribusi/5/Bab6.md)" calcext:value-type="string">
            <text:p><text:s text:c="2"/>* [BAB VI](/wiki/TimPengembang/Dokumentasi/Panduan/PanduanDistribusi/5/Bab6.md)</text:p>
          </table:table-cell>
        </table:table-row>
        <table:table-row table:style-name="ro1">
          <table:table-cell office:value-type="string" calcext:value-type="string">
            <text:p>BAB VII</text:p>
          </table:table-cell>
          <table:table-cell table:formula="of:=[.B6]" office:value-type="string" office:string-value="/wiki/TimPengembang/Dokumentasi/Panduan/PanduanDistribusi/" calcext:value-type="string">
            <text:p>/wiki/TimPengembang/Dokumentasi/Panduan/PanduanDistribusi/</text:p>
          </table:table-cell>
          <table:table-cell table:formula="of:=[.C6]" office:value-type="string" office:string-value="5/" calcext:value-type="string">
            <text:p>5/</text:p>
          </table:table-cell>
          <table:table-cell office:value-type="string" calcext:value-type="string">
            <text:p>Bab7.md</text:p>
          </table:table-cell>
          <table:table-cell table:formula="of:=&quot;  * [&quot;&amp;[.A7]&amp;&quot;]&quot;&amp;&quot;(&quot;&amp;[.B7]&amp;[.C7]&amp;[.D7]&amp;&quot;)&quot;" office:value-type="string" office:string-value="  * [BAB VII](/wiki/TimPengembang/Dokumentasi/Panduan/PanduanDistribusi/5/Bab7.md)" calcext:value-type="string">
            <text:p><text:s text:c="2"/>* [BAB VII](/wiki/TimPengembang/Dokumentasi/Panduan/PanduanDistribusi/5/Bab7.md)</text:p>
          </table:table-cell>
        </table:table-row>
        <table:table-row table:style-name="ro1">
          <table:table-cell office:value-type="string" calcext:value-type="string">
            <text:p>BAB VIII</text:p>
          </table:table-cell>
          <table:table-cell table:formula="of:=[.B7]" office:value-type="string" office:string-value="/wiki/TimPengembang/Dokumentasi/Panduan/PanduanDistribusi/" calcext:value-type="string">
            <text:p>/wiki/TimPengembang/Dokumentasi/Panduan/PanduanDistribusi/</text:p>
          </table:table-cell>
          <table:table-cell table:formula="of:=[.C7]" office:value-type="string" office:string-value="5/" calcext:value-type="string">
            <text:p>5/</text:p>
          </table:table-cell>
          <table:table-cell office:value-type="string" calcext:value-type="string">
            <text:p>Bab8.md</text:p>
          </table:table-cell>
          <table:table-cell table:formula="of:=&quot;  * [&quot;&amp;[.A8]&amp;&quot;]&quot;&amp;&quot;(&quot;&amp;[.B8]&amp;[.C8]&amp;[.D8]&amp;&quot;)&quot;" office:value-type="string" office:string-value="  * [BAB VIII](/wiki/TimPengembang/Dokumentasi/Panduan/PanduanDistribusi/5/Bab8.md)" calcext:value-type="string">
            <text:p><text:s text:c="2"/>* [BAB VIII](/wiki/TimPengembang/Dokumentasi/Panduan/PanduanDistribusi/5/Bab8.md)</text:p>
          </table:table-cell>
        </table:table-row>
        <table:table-row table:style-name="ro1">
          <table:table-cell office:value-type="string" calcext:value-type="string">
            <text:p>BAB IX</text:p>
          </table:table-cell>
          <table:table-cell table:formula="of:=[.B8]" office:value-type="string" office:string-value="/wiki/TimPengembang/Dokumentasi/Panduan/PanduanDistribusi/" calcext:value-type="string">
            <text:p>/wiki/TimPengembang/Dokumentasi/Panduan/PanduanDistribusi/</text:p>
          </table:table-cell>
          <table:table-cell table:formula="of:=[.C8]" office:value-type="string" office:string-value="5/" calcext:value-type="string">
            <text:p>5/</text:p>
          </table:table-cell>
          <table:table-cell office:value-type="string" calcext:value-type="string">
            <text:p>Bab9.md</text:p>
          </table:table-cell>
          <table:table-cell table:formula="of:=&quot;  * [&quot;&amp;[.A9]&amp;&quot;]&quot;&amp;&quot;(&quot;&amp;[.B9]&amp;[.C9]&amp;[.D9]&amp;&quot;)&quot;" office:value-type="string" office:string-value="  * [BAB IX](/wiki/TimPengembang/Dokumentasi/Panduan/PanduanDistribusi/5/Bab9.md)" calcext:value-type="string">
            <text:p><text:s text:c="2"/>* [BAB IX](/wiki/TimPengembang/Dokumentasi/Panduan/PanduanDistribusi/5/Bab9.md)</text:p>
          </table:table-cell>
        </table:table-row>
        <table:table-row table:style-name="ro1">
          <table:table-cell office:value-type="string" calcext:value-type="string">
            <text:p>BAB X</text:p>
          </table:table-cell>
          <table:table-cell table:formula="of:=[.B9]" office:value-type="string" office:string-value="/wiki/TimPengembang/Dokumentasi/Panduan/PanduanDistribusi/" calcext:value-type="string">
            <text:p>/wiki/TimPengembang/Dokumentasi/Panduan/PanduanDistribusi/</text:p>
          </table:table-cell>
          <table:table-cell table:formula="of:=[.C9]" office:value-type="string" office:string-value="5/" calcext:value-type="string">
            <text:p>5/</text:p>
          </table:table-cell>
          <table:table-cell office:value-type="string" calcext:value-type="string">
            <text:p>Bab10.md</text:p>
          </table:table-cell>
          <table:table-cell table:formula="of:=&quot;  * [&quot;&amp;[.A10]&amp;&quot;]&quot;&amp;&quot;(&quot;&amp;[.B10]&amp;[.C10]&amp;[.D10]&amp;&quot;)&quot;" office:value-type="string" office:string-value="  * [BAB X](/wiki/TimPengembang/Dokumentasi/Panduan/PanduanDistribusi/5/Bab10.md)" calcext:value-type="string">
            <text:p><text:s text:c="2"/>* [BAB X](/wiki/TimPengembang/Dokumentasi/Panduan/PanduanDistribusi/5/Bab10.md)</text:p>
          </table:table-cell>
        </table:table-row>
        <table:table-row table:style-name="ro1">
          <table:table-cell office:value-type="string" calcext:value-type="string">
            <text:p>BAB XI</text:p>
          </table:table-cell>
          <table:table-cell table:formula="of:=[.B10]" office:value-type="string" office:string-value="/wiki/TimPengembang/Dokumentasi/Panduan/PanduanDistribusi/" calcext:value-type="string">
            <text:p>/wiki/TimPengembang/Dokumentasi/Panduan/PanduanDistribusi/</text:p>
          </table:table-cell>
          <table:table-cell table:formula="of:=[.C10]" office:value-type="string" office:string-value="5/" calcext:value-type="string">
            <text:p>5/</text:p>
          </table:table-cell>
          <table:table-cell office:value-type="string" calcext:value-type="string">
            <text:p>Bab11.md</text:p>
          </table:table-cell>
          <table:table-cell table:formula="of:=&quot;  * [&quot;&amp;[.A11]&amp;&quot;]&quot;&amp;&quot;(&quot;&amp;[.B11]&amp;[.C11]&amp;[.D11]&amp;&quot;)&quot;" office:value-type="string" office:string-value="  * [BAB XI](/wiki/TimPengembang/Dokumentasi/Panduan/PanduanDistribusi/5/Bab11.md)" calcext:value-type="string">
            <text:p><text:s text:c="2"/>* [BAB XI](/wiki/TimPengembang/Dokumentasi/Panduan/PanduanDistribusi/5/Bab11.md)</text:p>
          </table:table-cell>
        </table:table-row>
        <table:table-row table:style-name="ro1">
          <table:table-cell office:value-type="string" calcext:value-type="string">
            <text:p>BAB XII</text:p>
          </table:table-cell>
          <table:table-cell table:formula="of:=[.B11]" office:value-type="string" office:string-value="/wiki/TimPengembang/Dokumentasi/Panduan/PanduanDistribusi/" calcext:value-type="string">
            <text:p>/wiki/TimPengembang/Dokumentasi/Panduan/PanduanDistribusi/</text:p>
          </table:table-cell>
          <table:table-cell table:formula="of:=[.C11]" office:value-type="string" office:string-value="5/" calcext:value-type="string">
            <text:p>5/</text:p>
          </table:table-cell>
          <table:table-cell office:value-type="string" calcext:value-type="string">
            <text:p>Bab12.md</text:p>
          </table:table-cell>
          <table:table-cell table:formula="of:=&quot;  * [&quot;&amp;[.A12]&amp;&quot;]&quot;&amp;&quot;(&quot;&amp;[.B12]&amp;[.C12]&amp;[.D12]&amp;&quot;)&quot;" office:value-type="string" office:string-value="  * [BAB XII](/wiki/TimPengembang/Dokumentasi/Panduan/PanduanDistribusi/5/Bab12.md)" calcext:value-type="string">
            <text:p><text:s text:c="2"/>* [BAB XII](/wiki/TimPengembang/Dokumentasi/Panduan/PanduanDistribusi/5/Bab12.md)</text:p>
          </table:table-cell>
        </table:table-row>
        <table:table-row table:style-name="ro1">
          <table:table-cell office:value-type="string" calcext:value-type="string">
            <text:p>BAB XIII</text:p>
          </table:table-cell>
          <table:table-cell table:formula="of:=[.B12]" office:value-type="string" office:string-value="/wiki/TimPengembang/Dokumentasi/Panduan/PanduanDistribusi/" calcext:value-type="string">
            <text:p>/wiki/TimPengembang/Dokumentasi/Panduan/PanduanDistribusi/</text:p>
          </table:table-cell>
          <table:table-cell table:formula="of:=[.C12]" office:value-type="string" office:string-value="5/" calcext:value-type="string">
            <text:p>5/</text:p>
          </table:table-cell>
          <table:table-cell office:value-type="string" calcext:value-type="string">
            <text:p>Bab13.md</text:p>
          </table:table-cell>
          <table:table-cell table:formula="of:=&quot;  * [&quot;&amp;[.A13]&amp;&quot;]&quot;&amp;&quot;(&quot;&amp;[.B13]&amp;[.C13]&amp;[.D13]&amp;&quot;)&quot;" office:value-type="string" office:string-value="  * [BAB XIII](/wiki/TimPengembang/Dokumentasi/Panduan/PanduanDistribusi/5/Bab13.md)" calcext:value-type="string">
            <text:p><text:s text:c="2"/>* [BAB XIII](/wiki/TimPengembang/Dokumentasi/Panduan/PanduanDistribusi/5/Bab13.md)</text:p>
          </table:table-cell>
        </table:table-row>
        <table:table-row table:style-name="ro1">
          <table:table-cell office:value-type="string" calcext:value-type="string">
            <text:p>BAB XIV</text:p>
          </table:table-cell>
          <table:table-cell table:formula="of:=[.B13]" office:value-type="string" office:string-value="/wiki/TimPengembang/Dokumentasi/Panduan/PanduanDistribusi/" calcext:value-type="string">
            <text:p>/wiki/TimPengembang/Dokumentasi/Panduan/PanduanDistribusi/</text:p>
          </table:table-cell>
          <table:table-cell table:formula="of:=[.C13]" office:value-type="string" office:string-value="5/" calcext:value-type="string">
            <text:p>5/</text:p>
          </table:table-cell>
          <table:table-cell office:value-type="string" calcext:value-type="string">
            <text:p>Bab14.md</text:p>
          </table:table-cell>
          <table:table-cell table:formula="of:=&quot;  * [&quot;&amp;[.A14]&amp;&quot;]&quot;&amp;&quot;(&quot;&amp;[.B14]&amp;[.C14]&amp;[.D14]&amp;&quot;)&quot;" office:value-type="string" office:string-value="  * [BAB XIV](/wiki/TimPengembang/Dokumentasi/Panduan/PanduanDistribusi/5/Bab14.md)" calcext:value-type="string">
            <text:p><text:s text:c="2"/>* [BAB XIV](/wiki/TimPengembang/Dokumentasi/Panduan/PanduanDistribusi/5/Bab14.md)</text:p>
          </table:table-cell>
        </table:table-row>
        <table:table-row table:style-name="ro1">
          <table:table-cell office:value-type="string" calcext:value-type="string">
            <text:p>BAB XV</text:p>
          </table:table-cell>
          <table:table-cell table:formula="of:=[.B14]" office:value-type="string" office:string-value="/wiki/TimPengembang/Dokumentasi/Panduan/PanduanDistribusi/" calcext:value-type="string">
            <text:p>/wiki/TimPengembang/Dokumentasi/Panduan/PanduanDistribusi/</text:p>
          </table:table-cell>
          <table:table-cell table:formula="of:=[.C14]" office:value-type="string" office:string-value="5/" calcext:value-type="string">
            <text:p>5/</text:p>
          </table:table-cell>
          <table:table-cell office:value-type="string" calcext:value-type="string">
            <text:p>Bab15.md</text:p>
          </table:table-cell>
          <table:table-cell table:formula="of:=&quot;  * [&quot;&amp;[.A15]&amp;&quot;]&quot;&amp;&quot;(&quot;&amp;[.B15]&amp;[.C15]&amp;[.D15]&amp;&quot;)&quot;" office:value-type="string" office:string-value="  * [BAB XV](/wiki/TimPengembang/Dokumentasi/Panduan/PanduanDistribusi/5/Bab15.md)" calcext:value-type="string">
            <text:p><text:s text:c="2"/>* [BAB XV](/wiki/TimPengembang/Dokumentasi/Panduan/PanduanDistribusi/5/Bab15.md)</text:p>
          </table:table-cell>
        </table:table-row>
      </table:table>
      <table:table table:name="Attachment" table:style-name="ta1">
        <table:table-column table:style-name="co2" table:default-cell-style-name="Default"/>
        <table:table-row table:style-name="ro1">
          <table:table-cell office:value-type="string" calcext:value-type="string">
            <text:p>![](http://dev.blankonlinux.or.id/raw-attachment/wiki/Misi/buatan-indonesia.png)</text:p>
          </table:table-cell>
        </table:table-row>
      </table:table>
      <table:named-expressions/>
      <table:database-ranges>
        <table:database-range table:name="__Anonymous_Sheet_DB__1" table:target-range-address="PanduanDistribusi.A1:PanduanDistribusi.A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d" fo:country="ID" style:font-name-asian="DejaVu Sans" style:language-asian="zh" style:country-asian="CN" style:font-name-complex="DejaVu Sans" style:language-complex="ar" style:country-complex="SA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4">00/00/0000</text:date>, <text:time style:data-style-name="N2" text:time-value="20:06:43.2541674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iq Aminuddin</meta:initial-creator>
    <meta:creation-date>2017-08-09T14:25:00.113568012</meta:creation-date>
    <dc:date>2017-08-14T20:10:37.104016696</dc:date>
    <dc:creator>Faiq Aminuddin</dc:creator>
    <meta:editing-duration>PT2H27M27S</meta:editing-duration>
    <meta:editing-cycles>13</meta:editing-cycles>
    <meta:generator>LibreOffice/5.3.0.3$Linux_x86 LibreOffice_project/7074905676c47b82bbcfbea1aeefc84afe1c50e1</meta:generator>
    <meta:document-statistic meta:table-count="3" meta:cell-count="512" meta:object-count="0"/>
  </office:meta>
</office:document-meta>
</file>